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color="#000000"/>
    </style:style>
    <style:style style:name="P3" style:family="paragraph" style:parent-style-name="Standard">
      <style:text-properties fo:color="#000000" fo:font-size="12pt" fo:background-color="transparent" style:font-size-asian="12pt" style:font-size-complex="12pt"/>
    </style:style>
    <style:style style:name="P4" style:family="paragraph" style:parent-style-name="Standard">
      <style:paragraph-properties fo:text-align="justify" style:justify-single-word="false"/>
      <style:text-properties fo:color="#000000" fo:font-size="12pt" fo:background-color="transparent" style:font-size-asian="32pt" style:font-size-complex="32pt"/>
    </style:style>
    <style:style style:name="P5" style:family="paragraph" style:parent-style-name="Standard">
      <style:text-properties fo:color="#000000" fo:font-size="12pt" fo:font-style="italic" fo:background-color="transparent" style:font-size-asian="12pt" style:font-style-asian="italic" style:font-size-complex="12pt" style:font-style-complex="italic"/>
    </style:style>
    <style:style style:name="P6" style:family="paragraph" style:parent-style-name="Standard">
      <style:text-properties fo:color="#000000" fo:background-color="transparent"/>
    </style:style>
    <style:style style:name="P7" style:family="paragraph" style:parent-style-name="Standard">
      <style:text-properties fo:color="#000000" style:font-name="Times New Roman" fo:font-size="12pt" fo:background-color="transparent" style:font-size-asian="12pt" style:font-size-complex="12pt"/>
    </style:style>
    <style:style style:name="P8" style:family="paragraph" style:parent-style-name="Standard">
      <style:text-properties fo:color="#000000" fo:font-style="italic" style:font-style-asian="italic" style:font-style-complex="italic"/>
    </style:style>
    <style:style style:name="P9" style:family="paragraph" style:parent-style-name="Standard">
      <style:paragraph-properties fo:text-align="start" style:justify-single-word="false"/>
      <style:text-properties fo:color="#000000" fo:font-style="italic" style:font-style-asian="italic" style:font-style-complex="italic"/>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fo:font-size="12pt" style:font-size-asian="12pt" style:font-size-complex="12pt"/>
    </style:style>
    <style:style style:name="P12" style:family="paragraph" style:parent-style-name="Standard">
      <style:text-properties fo:font-size="12pt" fo:font-weight="bold" style:font-size-asian="12pt" style:font-weight-asian="bold" style:font-size-complex="12pt"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master-page-name="">
      <style:paragraph-properties fo:text-align="justify" style:justify-single-word="false" style:page-number="auto"/>
      <style:text-properties fo:color="#000000" fo:font-size="12pt" fo:background-color="transparent" style:font-size-asian="32pt" style:font-size-complex="32pt"/>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start" style:justify-single-word="false"/>
      <style:text-properties fo:color="#000000" fo:font-style="italic" style:font-style-asian="italic" style:font-style-complex="italic"/>
    </style:style>
    <style:style style:name="P18" style:family="paragraph" style:parent-style-name="Text_20_body">
      <style:paragraph-properties fo:text-align="start" style:justify-single-word="false"/>
      <style:text-properties fo:color="#000000" fo:font-style="normal" style:font-style-asian="normal" style:font-style-complex="normal"/>
    </style:style>
    <style:style style:name="P19" style:family="paragraph" style:parent-style-name="Text_20_body">
      <style:paragraph-properties fo:text-align="start" style:justify-single-word="false"/>
      <style:text-properties fo:color="#000000"/>
    </style:style>
    <style:style style:name="P20" style:family="paragraph" style:parent-style-name="Standard" style:list-style-name="L1">
      <style:text-properties fo:color="#000000" fo:background-color="transparent"/>
    </style:style>
    <style:style style:name="P21" style:family="paragraph" style:parent-style-name="Text_20_body" style:list-style-name="L2">
      <style:paragraph-properties fo:text-align="start" style:justify-single-word="false"/>
      <style:text-properties fo:color="#000000" fo:font-style="normal" style:font-style-asian="normal" style:font-style-complex="normal"/>
    </style:style>
    <style:style style:name="P22" style:family="paragraph" style:parent-style-name="Text_20_body">
      <style:paragraph-properties fo:text-align="start" style:justify-single-word="false"/>
      <style:text-properties fo:color="#000000"/>
    </style:style>
    <style:style style:name="P23" style:family="paragraph" style:parent-style-name="Text_20_body">
      <style:paragraph-properties fo:text-align="start" style:justify-single-word="false" fo:break-before="page"/>
      <style:text-properties fo:color="#000000"/>
    </style:style>
    <style:style style:name="P24" style:family="paragraph" style:parent-style-name="Heading_20_1">
      <style:paragraph-properties fo:text-align="center" style:justify-single-word="false"/>
    </style:style>
    <style:style style:name="P25" style:family="paragraph" style:parent-style-name="Heading_20_1">
      <style:text-properties fo:font-weight="bold" style:font-weight-asian="bold" style:font-weight-complex="bold"/>
    </style:style>
    <style:style style:name="P26" style:family="paragraph" style:parent-style-name="Heading_20_1">
      <style:paragraph-properties fo:text-align="start" style:justify-single-word="false"/>
      <style:text-properties fo:font-weight="bold" style:font-weight-asian="bold" style:font-weight-complex="bold"/>
    </style:style>
    <style:style style:name="P27" style:family="paragraph" style:parent-style-name="Heading_20_1">
      <style:paragraph-properties fo:text-align="center" style:justify-single-word="false"/>
      <style:text-properties fo:font-size="20pt" style:font-size-asian="20pt" style:font-size-complex="20pt"/>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fo:font-weight="bold" style:font-weight-asian="bold" style:font-weight-complex="bold"/>
    </style:style>
    <style:style style:name="P30" style:family="paragraph" style:parent-style-name="Heading_20_1">
      <style:paragraph-properties fo:text-align="start" style:justify-single-word="false" fo:break-before="page"/>
      <style:text-properties fo:font-weight="bold" style:font-weight-asian="bold" style:font-weight-complex="bold"/>
    </style:style>
    <style:style style:name="P31" style:family="paragraph" style:parent-style-name="Heading_20_1">
      <style:paragraph-properties fo:break-before="page"/>
      <style:text-properties fo:font-size="20pt" fo:font-weight="bold" style:font-size-asian="20pt" style:font-weight-asian="bold" style:font-size-complex="20pt" style:font-weight-complex="bold"/>
    </style:style>
    <style:style style:name="P32" style:family="paragraph" style:parent-style-name="Heading_20_1">
      <style:paragraph-properties fo:text-align="center" style:justify-single-word="false" fo:break-before="page"/>
    </style:style>
    <style:style style:name="P33" style:family="paragraph" style:parent-style-name="Heading_20_1">
      <style:paragraph-properties fo:text-align="center" style:justify-single-word="false" fo:break-before="page"/>
      <style:text-properties fo:color="#000000"/>
    </style:style>
    <style:style style:name="P34"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font-size="12pt" fo:background-color="transparent" style:font-size-asian="12pt" style:font-size-complex="12pt"/>
    </style:style>
    <style:style style:name="T3" style:family="text">
      <style:text-properties fo:background-color="transparent"/>
    </style:style>
    <style:style style:name="T4" style:family="text">
      <style:text-properties style:font-name="Times New Roman"/>
    </style:style>
    <style:style style:name="T5" style:family="text">
      <style:text-properties style:font-name="Times New Roman" fo:font-size="12pt" fo:background-color="transparent" style:font-size-asian="12pt" style:font-size-complex="12pt"/>
    </style:style>
    <style:style style:name="T6" style:family="text">
      <style:text-properties fo:color="#000000" fo:font-size="12pt" fo:background-color="transparent" style:font-size-asian="12pt" style:font-size-complex="12pt"/>
    </style:style>
    <style:style style:name="T7" style:family="text">
      <style:text-properties fo:color="#000000" style:font-name="Times New Roman" fo:font-size="12pt" fo:background-color="transparent" style:font-size-asian="12pt" style:font-size-complex="12pt"/>
    </style:style>
    <style:style style:name="T8" style:family="text">
      <style:text-properties fo:color="#000000" fo:font-style="italic" style:font-style-asian="italic" style:font-style-complex="italic"/>
    </style:style>
    <style:style style:name="T9"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Rêve</text:p>
      <text:table-of-content text:style-name="Sect1" text:protected="true" text:name="Table des matières1">
        <text:table-of-content-source text:outline-level="10">
          <text:index-title-template text:style-name="Contents_20_Heading">Chapît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Chapîtres</text:p>
          </text:index-title>
          <text:p text:style-name="P34">1.Nuit<text:tab/>2</text:p>
          <text:p text:style-name="P34">2.Premiers maux<text:tab/>3</text:p>
          <text:p text:style-name="P34">3.Quoi de neuf docteur ?<text:tab/>5</text:p>
          <text:p text:style-name="P34">4.Une nouvelle maison<text:tab/>6</text:p>
          <text:p text:style-name="P34">5.Toujours plus loin<text:tab/>7</text:p>
          <text:p text:style-name="P34">6.Les autres<text:tab/>9</text:p>
          <text:p text:style-name="P34">7.Excursion<text:tab/>11</text:p>
          <text:p text:style-name="P34">8.Changement de décor<text:tab/>13</text:p>
          <text:p text:style-name="P34">9.Voix intérieure<text:tab/>15</text:p>
          <text:p text:style-name="P34">10.Au bout du fil<text:tab/>17</text:p>
          <text:p text:style-name="P34">11.Tout se transforme<text:tab/>19</text:p>
          <text:p text:style-name="P34">12. Abracadabra<text:tab/>23</text:p>
          <text:p text:style-name="P34">13.De drôles de tests<text:tab/>24</text:p>
          <text:p text:style-name="P34">14. Le Pays des rêves<text:tab/>27</text:p>
        </text:index-body>
      </text:table-of-content>
      <text:p text:style-name="Text_20_body"/>
      <text:h text:style-name="P30" text:outline-level="1" text:is-list-header="true"/>
      <text:h text:style-name="P24" text:outline-level="1" text:restart-numbering="true" text:start-value="-1">Nuit</text:h>
      <text:p text:style-name="P3"/>
      <text:p text:style-name="P3"/>
      <text:p text:style-name="P3">Karl avait toujours eu du mal à s'endormir.</text:p>
      <text:p text:style-name="P3"/>
      <text:p text:style-name="P3">Alors qu'il n'était encore qu'un bébé, il redoutait déjà ce moment si particulier où tout ceux qu'il aimait le laissaient seul dans son lit, entouré de barreaux.</text:p>
      <text:p text:style-name="P3"/>
      <text:p text:style-name="P3">Il s'imprégnait chaque soir de l'odeur et du toucher de sa Maman qui le bordait et l'embrassait tendrement. Souvent alors qu'elle s'éloignait de lui, il tentait de la retenir en tendant les bras et en gémissant comme pour lui dire « Maman je t'aime, reste encore avec moi ». Mais comme toujours, Maman s'éloignait pour laisser place à une obscurité brusque, totale.</text:p>
      <text:p text:style-name="P3"/>
      <text:p text:style-name="P3">Coupé alors de toute communication, il commençait à aiguiser ses autres sens. Après un instant dans le noir, Karl distinguait les rayons orangés de lumière qui lézardaient le plafond. Les mobiles suspendus au dessus de son lit, tous ses jouets et toutes ses peluches qu'il adorait pendant la journée se projetaient la nuit en ombres effrayantes. Pour se rassurer il écoutait attentivement les bruits de pas, les murmures de la télévision ou les chuchottements de ses parents qui animaient la maison, en se disant « Maman n'est pas loin ». Et puis, il finissait par se lasser de n'utiliser ses sens que pour recevoir. Il voulait communiquer. Il voulait émettre !</text:p>
      <text:p text:style-name="P3"/>
      <text:p text:style-name="P3">Les premiers mois, il avait essayé de crier pour qu'on l'entende. Au début, Maman venait l'écouter, puis le rituel recommençait : calin, noir, regarder, écouter, MAMAN ! Cela fonctionnait une, deux fois parfois trois...mais il avait remarqué que les calins étaient de plus en plus courts et l'attente de plus en plus longue, jusqu'à ce que finalement, Maman ne vienne plus. Tôt ou tard, il finissait par lâcher prise. Saisit par une sorte de flottement, il ne voyait plus les lumières que par intermittence, les sons qu'il percevait se faisaient plus flous. Calfeutré dans ses couvertures, Karl se rappelait le doux moment du calin, qu'il avait attendu avec tant d'impatience. Et c'est à peine, s'il avait remarqué que cette fois, Maman n'était pas dans la pièce.</text:p>
      <text:p text:style-name="P3"/>
      <text:p text:style-name="P3">Noir.</text:p>
      <text:p text:style-name="P3"/>
      <text:p text:style-name="P3">Lorsque Karl rouvrit les yeux, il lui sembla que ses sens l'avaient abandonnés ou du moins, les images et les sons qu'il percevaient étaient comme emmêlés, mélangés. Il crût voir un instant Maman, où était-ce Papa ? Un bébé à peine moins agé que lui courait tout autour d'eux en criant des mots qu'il n'avait jamais entendus. Il ne savait pas qui était ce bébé et ce qu'il faisait là, mais il se demanda pourquoi lui marchait et surtout pourquoi il parlait - comme Maman et Papa – alors que lui-même, pourtant attentif aux leçons de Papa, n'arrivait pas encore à aligner deux pas et encore moins deux mots ! Il se tourna alors vers la silhouette qui lui semblait être Maman en espérant une réponse, mais celle-ci ne le regardait même pas. Elle observait ce gamin, comme séduite, sans adresser un seul regard à Son Bébé !</text:p>
      <text:p text:style-name="P3"/>
      <text:p text:style-name="P3">Pire, les deux êtres s'éloignaient de lui et avaient fini par jouer et courir ensemble dans une ronde dont Karl ne faisait pas parti. Sans le savoir, il ressentit pour la première fois de sa vie de la jalousie, un sentiment qui lui donnait encore plus envie de s'exprimer. Effrayé par cet étrange spectacle, il ne souhaitait plus regarder, il ne voulait plus écouter, il voulait...</text:p>
      <text:p text:style-name="P3"/>
      <text:p text:style-name="P3">MAMAN !</text:p>
      <text:h text:style-name="P30" text:outline-level="1" text:is-list-header="true"/>
      <text:h text:style-name="P24" text:outline-level="1">Premiers maux</text:h>
      <text:p text:style-name="P3"/>
      <text:p text:style-name="P3"/>
      <text:p text:style-name="P3"/>
      <text:p text:style-name="P3"/>
      <text:p text:style-name="P3">Sophie Lacourt se réveilla barbouillée et tapota sans conviction le dos de son mari.</text:p>
      <text:p text:style-name="P3"/>
      <text:p text:style-name="P3">- Fabien ! ... Fabieeen ! ... bébé... pleure... ton tour... biberon, puis elle se retourna, emportant avec elle la couverture et se rendormit.</text:p>
      <text:p text:style-name="P3"/>
      <text:p text:style-name="P3">Fabien Lacourt, dénudé, entrouvit un oeil à grand peine et l'orienta vers le réveil.</text:p>
      <text:p text:style-name="P3"/>
      <text:p text:style-name="P3">- Pff...Six heures, marmonna t'il en relachant son corps.</text:p>
      <text:p text:style-name="P3"/>
      <text:p text:style-name="P3">Sentant peu à peu le froid l'envahir, il se releva lentement pour s'assoir au bord du lit, enfila le T-shirt et caleçon de la veille, les pantoufles, puis sorti de la chambre en jetant un dernier regard envieux à sa femme.</text:p>
      <text:p text:style-name="P6"/>
      <text:p text:style-name="Standard">Fabien traversa le couloir en accélérant le pas, jusqu'à la chambre d'où s'élevaient les cris, la chambre de Karl.</text:p>
      <text:p text:style-name="P6"/>
      <text:p text:style-name="P3">- Mon Papa ! songea Karl.</text:p>
      <text:p text:style-name="P3"/>
      <text:p text:style-name="P3">En le voyant, il se mit à gazouiller. Fabien le prit doucement dans ses bras, vérifia qu'il n'y avait pas eu d'accident et reparti vers la cuisine en le berçant.</text:p>
      <text:p text:style-name="P3"/>
      <text:p text:style-name="P3">Karl regardait tout autour de lui, comme s'il voyait sa maison pour la première fois. La nuit était passé sans qu'il s'en souvienne, mais il se souvenait qu'il préférait ce moment là. Chaque jour, en regardant les décorations de sa chambre, le papier peint du couloir, les petits tableaux accrochés au mur, il parvenait à se rappeler des détails de plus en plus fins. Il venait tout juste d'avoir neuf mois. Il avait déjà conscience de ce qui l'entourait, y compris de lui-même. Et comme tous les bébés, chaque jour qui passait voyait se développer sa conscience.</text:p>
      <text:p text:style-name="P3"/>
      <text:p text:style-name="P3">En passant devant le miroir de l'entrée, il se souvenait de ce jour – il avait environ 6 mois – où pour la première fois il avait su qui était ce petit garçon qui le regardait de l'autre côté. Au début, il s'était étonné de le voir faire les mêmes gestes que lui. Cela l'avait d'abord amusé, puis énervé et enfin il avait compris. Papa lui avait montré plusieurs fois, que de l'autre côté il y avait un autre Papa et un autre Bébé, mais Karl savait qu'il n'y avait qu'un seul Papa comme le sien. Il ne lui avait fallu que quelques jours pour en déduire que lui aussi était unique : Lui-même, Je, Moi, Karl.</text:p>
      <text:p text:style-name="P3"/>
      <text:p text:style-name="P3">En arrivant dans la cuisine, le père et le fils furent éblouis par le soleil qui commençait à s'élever, <text:s/>Papa ferma le rideau et la lumière s'adoucit. Karl fut assi dans la chaise haute. Il attendait sagement, en regardant Papa préparer le petit déjeuner. Ce matin là, il se souvint que le rituel était différent lorsque Maman le préparait : elle y mettait toujours un peu plus de sucre. Le goût sucré, c'était Maman. Papa, lui, mettait toujours un peu plus de chocolat. Mais aujourd'hui, Karl aurait préféré du sucré. Il ne savait pas pourquoi, mais il s'était réveillé avec un seul mot en tête :</text:p>
      <text:p text:style-name="P3"/>
      <text:p text:style-name="P3">- Mmm...an ? interrogea-t'il, inquiet.</text:p>
      <text:p text:style-name="P3"/>
      <text:p text:style-name="P3">Fabien s'arrêta, interloqué, se retourna lentement en fixant Karl. Ils s'échangèrent un long regard <text:soft-page-break/>interrogateur. L'un et l'autre se demandaient si Papa avait bien entendu. Fabien sentit monter en lui une joie indiscible. Il savait que c'était un jour unique, merveilleux qui commençait. Karl n'ayant toujours pas eu de réponse, il commença à s'impatientier et répéta au bord des larmes :</text:p>
      <text:p text:style-name="P3"/>
      <text:p text:style-name="P3">- MAM...AAN !</text:p>
      <text:p text:style-name="P3"/>
      <text:p text:style-name="P6"><text:span text:style-name="T1">Prise d'un réflexe instinctif, Sophie ouvrit brusquement les yeux. Le silence qui plannait dans la maison avait été rompu : son bébé avait prononcé son premier mot, il </text:span>l'appelait.</text:p>
      <text:p text:style-name="P6"/>
      <text:p text:style-name="P6">Elle tenta une première fois de se relever, mais fût prise de vertige. Comme après une soirée bien arrosée, elle ressentit une nausée pendant quelques secondes. Puis se rappelant l'évènement, elle fît mine de rien et enfila un peignoir. </text:p>
      <text:p text:style-name="P6"/>
      <text:p text:style-name="P6">En se levant, elle vit accourir Fabien. Il avait le sourire jusqu'aux oreilles et leur bébé dans les bras. Les deux jeunes mariés échangèrent un sourire incrédule et regardèrent attentivement Karl, en attendant un autre mot. </text:p>
      <text:p text:style-name="P3"/>
      <text:p text:style-name="P6"><text:span text:style-name="T1">- Tu vois, rassura Fabien</text:span>, Maman est là, encore au dodo.</text:p>
      <text:p text:style-name="P6">- Tu m'as appelé, mon chéri ? Oui c'est moi, Maman. Dis le encore : Ma-man</text:p>
      <text:list xml:id="list647695555" text:style-name="L1">
        <text:list-header>
          <text:p text:style-name="P20"><text:s/></text:p>
        </text:list-header>
      </text:list>
      <text:p text:style-name="P3">En guise de réponse, Karl sourit timidement en regardant tout au fond des yeux de sa maman. On aurait dit qu'il la voyait – elle aussi – pour la première fois. Il y avait ce matin un nouvel intérêt à regarder Maman, mais lequel ?</text:p>
      <text:p text:style-name="P3"/>
      <text:p text:style-name="P6"><text:span text:style-name="T1">L'enfant et sa mère avaient les mêmes yeux d'un bleu turquoise</text:span>. Une nouvelle complicité semblait les relier. <text:span text:style-name="T1">Sophie eu un instant l'impression que Karl partageait ses craintes et ses espoirs, qu'il <text:s/>lisait dans ses pensées, une pensée en particulier, qu'elle était jusque là seule à connaître :</text:span></text:p>
      <text:p text:style-name="P3"/>
      <text:p text:style-name="P3">- Karl mon bébé, bientôt tu auras un petit frère.</text:p>
      <text:p text:style-name="P3"/>
      <text:h text:style-name="P28" text:outline-level="1" text:is-list-header="true"/>
      <text:h text:style-name="P24" text:outline-level="1">Quoi de neuf docteur ?</text:h>
      <text:p text:style-name="P3"/>
      <text:p text:style-name="P3"/>
      <text:p text:style-name="P3"/>
      <text:p text:style-name="P3"/>
      <text:p text:style-name="P3">Le reste de la matinée se déroula tranquillement. Après un petit déjeuner silencieux – Sophie et Fabien attendaient peut-être que le miracle se reproduisit – ils firent tour à tour leur toilettes : d'abord Papa, puis Maman et Karl. Tous s'habillèrent légèrement, assez pour supporter les retours de chaleurs du mois de mai : costume en lin pour Papa, robe en coton pour Maman, bermuda, T-shirt et casquette pour Bébé.</text:p>
      <text:p text:style-name="P3"/>
      <text:p text:style-name="P6"><text:span text:style-name="T1">Comme souvent à Toulouse à cette époque de l'année, les journées étaient ensoleillé</text:span>es. Les Lacourt habitaient un pavillon de banlieu, semblable à tous les pavillons environnants : cinq pièces de plain-pied, petit jardinnet, garage une voiture, petit chemin en castine rouge reliant le pas de porte au portillon vert, toute la propriété était entourée de grillage vert à mi-hauteur.</text:p>
      <text:p text:style-name="P6"/>
      <text:p text:style-name="P6">Les couleurs étaient amplifiées par un ciel d'un bleu profond, le tout semblait tout droit sorti d'un livre pour enfants, gai et coloré. Pendant que Karl admirait ce spectacle à travers la fenêtre de la voiture, Sophie se décida à informer Fabien de Sa nouvelle :</text:p>
      <text:p text:style-name="P6"/>
      <text:p text:style-name="P3">- Tu sais chéri ce serais bien que Karl ait... disons... de la compagnie...</text:p>
      <text:p text:style-name="P3">- Ah çà non ! Pas question d'avoir un animal à la maison, rétorqua Fabien, tu crois pas qu'on a déjà assez de soucis avec celui-là ? fît-il d'un ton léger à l'adresse de Karl.</text:p>
      <text:p text:style-name="P3">- Non... pas un animal, bien sûr... tu sais... un petit frère ou une petite soeur ?</text:p>
      <text:p text:style-name="P3"/>
      <text:p text:style-name="P3">A ces mots, Fabien ralenti brusquement. Puis, réalisant le danger, il rangea tranquillement la voiture sur le bas côté. Sophie commençait à regretter cette discussion quand elle vit le regard souriant de Fabien. Pour la deuxième fois de sa vie, il essaya de formuler un discours de circonstance :</text:p>
      <text:p text:style-name="P3"/>
      <text:p text:style-name="P3">- Oh... mais c'est... c'est super ! ...Mais comment... depuis quand...</text:p>
      <text:p text:style-name="P3">- Ca fait deux semaines. J'ai préféré attendre d'être sûre, je ne voulais pas...</text:p>
      <text:p text:style-name="P3"/>
      <text:p text:style-name="P3">Fabien repris ses esprits et se dépêcha de la rassurer :</text:p>
      <text:p text:style-name="P3"/>
      <text:p text:style-name="P3">- Tu as bien fait ma chérie et c'est une très bonne nouvelle ! ...Tu as vu un médecin ? Qu'est-ce qu'il a dit ?</text:p>
      <text:p text:style-name="P3">- Non, pas encore, mais j'ai fait plusieurs tests...</text:p>
      <text:p text:style-name="P3">- Alors on oublie les courses et on file voir Borovitch, il prend sans rendez-vous le samedi !</text:p>
      <text:p text:style-name="P3"/>
      <text:p text:style-name="P3">Sophie estimait la décision précipitée, mais voyant l'étincelle dans les yeux de Fabien, elle répondit simplement par un sourire. Elle se tourna et annonça à Karl :</text:p>
      <text:p text:style-name="P3"/>
      <text:p text:style-name="P3">- On va voir le docteur. Karl, tu veux un petit frère ?</text:p>
      <text:p text:style-name="P3"/>
      <text:p text:style-name="P3">Karl ne pouvait qu'apprécier tous ces mots. Il les enregistra, mais n'en compris que trois : docteur, Karl et frère. Il adressa un sourire mitigé à Maman.</text:p>
      <text:p text:style-name="P13"/>
      <text:h text:style-name="P26" text:outline-level="1" text:is-list-header="true"><text:soft-page-break/></text:h>
      <text:h text:style-name="P24" text:outline-level="1">Une nouvelle maison</text:h>
      <text:p text:style-name="P3"/>
      <text:p text:style-name="P3"/>
      <text:p text:style-name="P3"/>
      <text:p text:style-name="P3"/>
      <text:p text:style-name="P3">Tout au long de la journée, Karl continua d'enregistrer les mots, sans en prononcer un seul. Dans sa tête, il les répétait pour ne pas les oublier : Maman, Papa, Karl, docteur, frère, bébé, bibi, dodo et quelques autres qu'il ne comprenait pas encore.</text:p>
      <text:p text:style-name="P3"/>
      <text:p text:style-name="P3">Le soir venu, il savait ce qui l'attendait : calin, noir, regarder, écouter...Il fût d'abord pris de panique en se souvenant de sa frustation de la veille à ne pas pouvoir communiquer. Mais en répétant ses mots, il atteint le sommeil rapidement, sans même s'en rendre compte : parler.</text:p>
      <text:p text:style-name="P3"/>
      <text:p text:style-name="P3">Noir.</text:p>
      <text:p text:style-name="P3"/>
      <text:p text:style-name="P3">En ouvrant les yeux, il se vit dans sa maison. Il lui sembla d'abord avoir subitement grandi de plusieurs centimètres, il était maintenant un petit enfant. Il remarqua également que les couleurs et les formes de sa chambre étaient différentes, plus arrondies, plus apaisantes. Une douce musique emplissait la pièce, une berceuse dont chaque note lui semblait plus douce que la précédente. Sa nouvelle chambre, son esprit l'avait façonnée telle qu'il puisse s'y sentir en sécurité. Son lit n'était plus entouré de barreaux, sa chambre n'était plus sombre et inquiétante. Il distinguait précisément chaque objet dont il connaissait le nom : dodo, nounours, doudou...</text:p>
      <text:p text:style-name="P3"/>
      <text:p text:style-name="P3">Bizarrement, les autres objets avaient disparus ou étaient flous, à priori sans intérêt. Il fit le tour de sa chambre en rampant et paru satisfait. Mais dans cet édifice parfait, il manquait quleque chose, il appela :</text:p>
      <text:p text:style-name="P3"/>
      <text:p text:style-name="P3">- Maman ? ... Papa ?... Pas de réponse.</text:p>
      <text:p text:style-name="P3"/>
      <text:p text:style-name="P3">Il poussa la porte de la chambre et sorti dans le couloir. Il jeta un coup d'oeil en direction de la chambre de ses parents, perdue dans l'obscurité, au fond du couloir. Il s'avançà timidement en répétant son appel, sans effet. Partagé entre le doute et la peur, il se retourna.</text:p>
      <text:p text:style-name="P3"/>
      <text:p text:style-name="P3">A l'autre bout du couloir, une lumière tamisée éclairait l'entrée, il entreprit de s'y rendre. En passant, il remarqua que la porte de la cuisine était elle aussi plongée dans le noir, il rampait de plus en plus vite. Une fois dans le hall, il vit que toutes les autres portes étaient noires. Le miroir lui aussi avait disparu dans un halo sombre. Cela le troubla, il savait pourtant qu'il était Lui... « Karl » ? C'était bien un mot qu'il connaissait, mais était-ce vraiment son nom ?</text:p>
      <text:p text:style-name="P3"/>
      <text:p text:style-name="P6"><text:span text:style-name="T1">L</text:span>a préoccupation de retrouver sa famille repris finalement le dessus. Toujours pas de parents, où donc s'étaient-ils cachés ?</text:p>
      <text:p text:style-name="P3"/>
      <text:p text:style-name="P3">Son regard était maintenant attiré par la source de lumière, qui dessinait le contour de la porte d'entrée. A force de voir Maman et Papa ouvrir et fermer les portes, il savait comment cela fonctionnait, mais à quatre pattes, impossible d'atteindre la poignée. Il se leva alors comme il l'avait fait une fois ou deux avec Papa, tendit le bras et ouvrit la porte.</text:p>
      <text:h text:style-name="P29" text:outline-level="1" text:is-list-header="true"/>
      <text:h text:style-name="P25" text:outline-level="1" text:is-list-header="true"/>
      <text:h text:style-name="P24" text:outline-level="1">Toujours plus loin</text:h>
      <text:p text:style-name="P3"/>
      <text:p text:style-name="P3"/>
      <text:p text:style-name="P3"/>
      <text:p text:style-name="P3"/>
      <text:p text:style-name="P3">La lumière envahit le visage de Karl, il se réveilla en nage dans son lit. Le jour s'était levé et le soleil s'était infiltré dans l'ouverture du rideau. Ebloui, mal à l'aise et mouillé à plus d'un titre – les émotions de la nuit aidant – Karl se mit à crier et à pleurer.</text:p>
      <text:p text:style-name="P3"/>
      <text:p text:style-name="P3">Les mois qui suivirent, Karl apprit encore une dizaine de mots. Il en connaissait toujours plus qu'il n'en disait. Il comprenait de mieux en mieux ses parents, sa maison et le monde qui l'entourait. Il parlait en temps utile, pour exprimer ses besoins, ses envies.</text:p>
      <text:p text:style-name="P3"/>
      <text:p text:style-name="P3">Chaque nuit, il s'éveillait dans sa nouvelle maison, son rêve persistait au fil des jours. Il poursuivait l'exploration de sa maison dont les pièces et les recoins s'illuminaient les uns après les autres.</text:p>
      <text:p text:style-name="P3"/>
      <text:p text:style-name="P3">Il découvrit en premier la salle de bains, parsemée de bulles de savon multicolores plus énormes les unes que les autres, de canards en plastiques et autres jouets de bains aggrandis, distordus et colorés de manière insolite. Certains semblaient lui sourire, d'autres grimaçaient ou lui parlaient.</text:p>
      <text:p text:style-name="P3"/>
      <text:p text:style-name="P6"><text:span text:style-name="T1">Par la suite, il considéra la cuisine comme un endroit encore plus étrange voire même effrayant. Comme dans la journée, certains recoins étaient frappés d'interdiction, définitivement obscurs et insondables. Occasionellement, lorsqu'il y croisait Maman, il était tantôt surexcité alors qu'elle lui tendait des gâteaux et bonbons démesurés</text:span>, tantôt fuyant lorsqu'elle voulait l'obliger à ingurgiter des plats suspects.</text:p>
      <text:p text:style-name="P3"/>
      <text:p text:style-name="P3">Il s'aventura enfin dans le garage, où tous les outils et la voiture de Papa avaient laissé place à des jouets de bricolage et un tricyle à sa taille. Cependant, la porte du garage restait elle aussi dans la lumière, infranchissable.</text:p>
      <text:p text:style-name="P3"/>
      <text:p text:style-name="P3">Lorsqu'il eu un an, Karl savait parfaitement marcher et prononcer une cinquantaine de mots.</text:p>
      <text:p text:style-name="P3"/>
      <text:p text:style-name="P3">Il avait considérablement aggrandi son territoire dans sa nouvelle maison. Mais malgré tous ses efforts d'explorateur, la troisième chambre et celle de ses parents restaient encore Terra Incognita, sans parler du miroir et de la lumière – plus intense que toutes les autres – qui traversait la porte d'entrée et celle du garage.</text:p>
      <text:p text:style-name="P3"/>
      <text:p text:style-name="P6"><text:span text:style-name="T1">Quelques mois plus tard, alors que </text:span>Karl était resté seul à jouer toute la journée, à peine surveillé par une étudiante, Maman et Papa rentrèrent tard et lui présentèrent un tout petit bébé.</text:p>
      <text:p text:style-name="P6"/>
      <text:p text:style-name="P3">- Karl, voici Léo, ton petit frère, dit Maman en serrant le bambin contre elle avec un sourire.</text:p>
      <text:p text:style-name="P3"/>
      <text:p text:style-name="P3">Karl venait d'apprendre la signification du mot frère : « Un frère, c'est un petit bébé que Maman caline plus que Moi ! ». Karl regarda le nouveau né jalousement. Il savait ce qu'il trouverait dans la troisième chambre et soudainement, il n'y voyait plus aucun intérêt.</text:p>
      <text:p text:style-name="P3"/>
      <text:p text:style-name="P3">Pour ses deux ans, à la grande surprise de Papa et Maman, Karl avait demandé un tricycle.</text:p>
      <text:p text:style-name="P3"/>
      <text:p text:style-name="P3"><text:soft-page-break/>La nuit, chaque voyage le rendait plus déterminé à franchir ses limites. Mais chaque nouvelle tentative se soldait par un réveil soudain et souvent accidenté. Dans ce nouveau monde, Karl ne parvenait pas encore à savoir qui il était, ni à trouver ses parents. Tout juste tombait-il sur eux « par hasard » et pas toujours à son avantage. Mais ce qui l'intriguait le plus était qu'alors que la plupart de ses limites étaient des zones d'ombre, deux d'entre elles étaient lumineuses :</text:p>
      <text:p text:style-name="P3"/>
      <text:p text:style-name="P3">- Qu'y a-t'il de différent dehors ? songeait Karl.</text:p>
      <text:h text:style-name="P29" text:outline-level="1" text:is-list-header="true"/>
      <text:h text:style-name="P24" text:outline-level="1">Les autres</text:h>
      <text:p text:style-name="P3"/>
      <text:p text:style-name="P3"/>
      <text:p text:style-name="P3"/>
      <text:p text:style-name="P3"/>
      <text:p text:style-name="P3">- Chérie ? Les enfants ? ... Papa est rentré !</text:p>
      <text:p text:style-name="P3"/>
      <text:p text:style-name="P3">Karl se précipita dans le hall pour embrasser son Papa. Depuis la naissance de Léo, Karl s'était sensiblement rapproché de son père. Il privilégiait ce moment, car il était le premier – le seul – à pouvoir courir pour étreindre son père. Pendant la journée, il préférait jouer seul, dans sa chambre. Maman s'occupait essentiellement de Léo et elle lui avait interdit d'embêter son petit frère.</text:p>
      <text:p text:style-name="P3"/>
      <text:p text:style-name="P2"><text:span text:style-name="T2">Depuis qu'il était tout petit, Karl n'avait pas connu la crèche. En dehors de ses parents, il connaissait très peu de monde. Il voyait ses grands parents, oncles, tantes et cousins</text:span><text:span text:style-name="T3"> deux ou trois fois par an, parfois une babysitter. Le reste du temps il restait avec Papa, Maman et Léo.</text:span></text:p>
      <text:p text:style-name="P6"/>
      <text:p text:style-name="P6">C'est peut-être pour cette raison qu'il voulu aller à l'école le plus tôt possible. Du moins, c'est ce qu'en déduisit sa mère, tandis qu'il devenait de plus en plus insupportable et difficile à gérer - sans compter Léo.</text:p>
      <text:p text:style-name="P6"/>
      <text:p text:style-name="P6">Karl venait d'avoir deux ans lorsque son père l'amena pour la première fois à l'école maternelle. Voyant qu'il était le plus petit de tous, il fût d'abord inquiet, puis curieux en s'apercevant que tous les autres enfants pleuraient et réclamaient leur mère et finalement fier de son courage – sans toutefois lâcher la main de Papa. Karl savourait ce moment d'indépendance, loin de Léo.</text:p>
      <text:p text:style-name="P6"/>
      <text:p text:style-name="P6">A l'école maternelle, la maîtresse s'occupait de chacun tour à tour. La première année, il dessinait – le plus souvent sa maison. Il aimait utiliser toutes les couleurs, à l'exception du noir. Il rechignait aussi à laisser des parties non coloriées. Il apprit également à modeler, peindre, coller, découper...Il aimait par dessus tout les odeurs du papier, celle des crayons gras, l'essence enivrante des feutres et des batonnets de colle dont certains de ses camarades n'hésitaient pas à en faire leur quatre heures – au grand dam de la maîtresse.</text:p>
      <text:p text:style-name="P6"/>
      <text:p text:style-name="P6">A son habitude, il enregistrait toutes ses expériences comme autant d'outils pour explorer ce qui – sans le savoir - le fascinait le plus : ses rêves.</text:p>
      <text:p text:style-name="P6"/>
      <text:p text:style-name="P2"><text:span text:style-name="T3">Peu à peu, ses rêves – qui jusque là lui semblaient ne durer que quelques secondes – s'étiraient a quelques minutes. A force d'expérience, il trouva même une </text:span><text:span text:style-name="T2">« </text:span><text:span text:style-name="T3">formule magique</text:span><text:span text:style-name="T2"> »</text:span><text:span text:style-name="T3"> pour les interrompre à volonté lorsqu'ils lui semblaient trop longs ou qu'il se transformaient en cauchemar. Pour cela, il fermait les yeux très forts.</text:span></text:p>
      <text:p text:style-name="P6"/>
      <text:p text:style-name="P6">Comme pour célébrer ses nouveaux pouvoirs, sa nouvelle maison s'était recouverte de dessins et de peintures. Alors qu'il déambulait à toute vitesse avec son tricyle dans le couloir toujours plus long et <text:s/>tortueux, son attention fût à nouveau attirée par la porte d'entrée au fond du couloir, plus lumineuse que jamais. Grisé par la vitesse, il accéléra encore, jusqu'à ne plus pouvoir distinguer les motifs, la porte se rapprochait dangereusement. Arrivé à mi-parcours, ses pieds ne pouvaient plus suivre le mouvement, les pédales s'étaient emballées et le tricycle continuait d'accélerer. L'adrénaline monta en lui comme jamais et il fût saisit d'un doute : <text:span text:style-name="T1">« - Et si je me faisais mal ? ». Il n'était plus qu'à quelques mètres de la porte lorsqu'il commençà à fermer les yeux. Il ne lui restait qu'à serrer les paupières très fort pour se réveiller.</text:span></text:p>
      <text:p text:style-name="P3"/>
      <text:p text:style-name="P3"><text:soft-page-break/>Soudain, il n'y eut plus de bruit autour de lui, il sentit sur son visage un vent doux et chaud. Il ouvrit les paupières tout doucement.</text:p>
      <text:p text:style-name="P3"/>
      <text:p text:style-name="P3">Le spectacle qu'il vît à ce moment était le plus beau qu'il n'avait jamais vu.</text:p>
      <text:h text:style-name="P29" text:outline-level="1" text:is-list-header="true"/>
      <text:h text:style-name="P24" text:outline-level="1">Excursion</text:h>
      <text:p text:style-name="P6"/>
      <text:p text:style-name="P6"/>
      <text:p text:style-name="P6"/>
      <text:p text:style-name="P6"/>
      <text:p text:style-name="P6">Il continuait d'avancer sur son tricycle, sa vitesse s'était stabilisée. Tout autour de lui, s'étendait un vaste champ de fleurs de couleurs et de formes variées. A son tour, son odorat s'éveillait pour la première fois dans le monde du rêve : il respirait les parfums qui se succèdaient à toute vitesse. Il n'arrivait pas à distinguer toutes les essences délicates : fruitées, poivrées, fleuries, mentholés avec d'autres plus insolites et indescriptibles : l'odeur de la terre, de l'iode et bien d'autres encore. <text:s text:c="2"/></text:p>
      <text:p text:style-name="P6"/>
      <text:p text:style-name="P6">Il inspira une grande bouffée d'air et leva les yeux. Il fût à nouveau frappé par le bleu éclatant du ciel, un bleu si profond qu'il devenait marine au zénith. En abaissant son regard jusqu'à l'horizon, il ressentit pour la première fois l'ivresse d'un monde infini. A cet endroit, le vert et le bleu du paysage se fondaient en un blanc lumineux plein de mystères.</text:p>
      <text:p text:style-name="P6"/>
      <text:p text:style-name="P6">Le sol continuait de défiler sous ses pieds. Il avançait sans effort et sans secousse, comme porté par le vent : il était Libre.</text:p>
      <text:p text:style-name="P6"/>
      <text:p text:style-name="P6">Il s'arrêta et commençà à courir dans le champs, en tendant les bras pour carresser les herbes hautes. </text:p>
      <text:p text:style-name="P6">Puis il se jeta à terre et se laissa rouler dans l'herbe en regardant tourner le paysage tout autour de lui. Il s'arrêta finalement étendu sur le dos, essouflé et resta là un bon moment à méditer. </text:p>
      <text:p text:style-name="P6"/>
      <text:p text:style-name="P6">Comme dans tous ses rêves, il était légèrement plus agé que dans la réalité, plus mature aussi. Mais son coeur restait celui d'un enfant de deux ans : Papa lui manquait et – bien qu'il ne voulait pas l'admettre dans la réalité – Maman davantage encore.</text:p>
      <text:p text:style-name="P6"/>
      <text:p text:style-name="P3">Soudain, une voix d'enfant familière le tira de ses pensées :</text:p>
      <text:p text:style-name="P3"/>
      <text:p text:style-name="P3">- Où étais-tu Rémi ? »</text:p>
      <text:p text:style-name="P6"/>
      <text:p text:style-name="P3">Ce fût comme s'il avait toujours connu cette personne, il répondit :</text:p>
      <text:p text:style-name="P3"/>
      <text:p text:style-name="P3">- Vincent ? C'est toi ?</text:p>
      <text:p text:style-name="P3">- Bien sûr, c'est moi ! Qui tu veux que ce soit ? Tu ne m'as pas répondu ! Pourquoi tu es parti ?</text:p>
      <text:p text:style-name="P3"/>
      <text:p text:style-name="P3">La silhouette d'un garçon à peine moins agé était penché au dessus de lui, presque menaçante.</text:p>
      <text:p text:style-name="P3"/>
      <text:p text:style-name="P3">- Je suis sorti prendre l'air...C'est beau ici tu ne trouves pas ? répondit-il pour l'apaiser.</text:p>
      <text:p text:style-name="P3"/>
      <text:p text:style-name="P3">- Sorti prendre l'air ? Tu m'as laissé tout seul dans la maison. Tu m'as abandonné !</text:p>
      <text:p text:style-name="P3"/>
      <text:p text:style-name="P3">La silhouette se penchait sur lui de plus en plus, les traits de son visage étaient tendu, plein de reproches.</text:p>
      <text:p text:style-name="P3"/>
      <text:p text:style-name="P3">Le face à face devenait pesant. Sentant son interlocuteur de plus en plus aggressif, Rémi se releva d'un bon en le repoussant. Il regarda tout au tour de lui, essayant de reconstituer son parcours pour retrouver son chemin. Il réalisa soudain que depuis qu'il avait franchi la porte de sa maison, il avait avancé tout droit, sans jamais se retourner. Il regarda enfin derrière lui. </text:p>
      <text:p text:style-name="P3"/>
      <text:p text:style-name="P6"><text:soft-page-break/>Mais à l'endroit où il pensait trouver sa maison, il n'y avait rien. Le même champ s'étendait à l'infini dans toutes les directions. Même son tricycle avait disparu, son teint devint livide.</text:p>
      <text:p text:style-name="P6"/>
      <text:p text:style-name="P6">Pour la première fois il songea qu'en sortant de sa maison, il ne parviendrait peut-être jamais à y revenir. Il était perdu, seul et peut-être <text:s/>errererait-il là pour toujours sans jamais retrouver sa maison, ni sa famille.</text:p>
      <text:p text:style-name="P6"/>
      <text:p text:style-name="P6">Il ferma les yeux très fort.</text:p>
      <text:h text:style-name="P31" text:outline-level="1" text:is-list-header="true"/>
      <text:h text:style-name="P27" text:outline-level="1">Changement de décor</text:h>
      <text:p text:style-name="P7"/>
      <text:p text:style-name="P7"/>
      <text:p text:style-name="P7"/>
      <text:p text:style-name="P7"/>
      <text:p text:style-name="P7">Karl dessinait sa maison, sagement assit derrière son pupître. La maîtresse s'assit à côté de lui. Elle resta là un moment à le regarder avec intérêt.</text:p>
      <text:p text:style-name="P7"/>
      <text:p text:style-name="P7">Comme toujours, il avait dessiné un soleil, sa maison, les fenêtres, la porte, lui et toute sa famille dans le jardin. Sa maman tenait la main de son petit frêre, lui était un peu à l'écart du côté de son papa.</text:p>
      <text:p text:style-name="P7"/>
      <text:p text:style-name="P7">- Ta maison est très jolie Karl. C'est toi qui tiens la main de ta maman là ?</text:p>
      <text:p text:style-name="P7"/>
      <text:p text:style-name="P3">Karl ne leva pas les yeux, il se contenta de hausser les épaules et se remit à finaliser son dessin.</text:p>
      <text:p text:style-name="P3"/>
      <text:p text:style-name="P3">- Alors tu es là, à côté de ton papa ? Tu dois beaucoup l'aimer ton papa, non ?</text:p>
      <text:p text:style-name="P3"/>
      <text:p text:style-name="P3">Il releva les yeux et regarda sa maîtresse d'un air timide. Il esquissa un sourire embarrassé.</text:p>
      <text:p text:style-name="P3"/>
      <text:p text:style-name="P3">La maîtrsesse prit un air préoccupé et renchérit <text:s/>« Karl, tu devrais aller jouer avec tes camarades un peu. Il y a des moments pour travailler seul, et d'autres pour s'amuser avec des copains. En plus il fait très beau. Tu ne veux pas aller prendre l'air un peu ?  »</text:p>
      <text:p text:style-name="P3"/>
      <text:p text:style-name="P3">Karl continuait à examiner son dessin dans les moindres détails. Il prit soudain un air satisfait et le reposa sur le pupître. Puis calmement il se leva, <text:s/>jeta un dernier regard résigné à la maîtresse et sortit de la salle de classe.</text:p>
      <text:p text:style-name="P3"/>
      <text:p text:style-name="P3">La cour de la maternelle longeait les salles de classes des première, deuxième et troisième années sur cing ou six mètres de largeur. De l'autre côté , des arbres étaient plantés à intervalles réguliers et des buissons.</text:p>
      <text:p text:style-name="P3"/>
      <text:p text:style-name="P3">Les adultes à l'extérieur voyaient <text:s/>la cour comme un jardinnet, perdu au beau milieu de la ville et entouré de grillage.</text:p>
      <text:p text:style-name="P3"/>
      <text:p text:style-name="P3">Cependant pour Karl et tous les enfants, cette cour semblait immense, comme isolée du reste du monde Même si en levant le yeux, ils apercevaient parfois quelques batîments, perdus derrière les arbres ou les buissons.</text:p>
      <text:p text:style-name="P3"/>
      <text:p text:style-name="P3">Karl passa la porte et alla s'asseoir dans un coin de la cour, contre son arbre. Il regardeait par dessus les buissons, entre les arbres. Il resta un moment à révasser en faisant pivoter sa tête sur le tronc. Il s'amusait à reconstituer les bâtiments entier dans son esprit. Il avait découvert qu'en fermant à tour de rôle <text:s/>l'oeil gauche et l'oeil droit, il ne voyait pas exactement la même partie des bâtiments derrière un arbre.</text:p>
      <text:p text:style-name="P3"/>
      <text:p text:style-name="P7"><text:s/>De temps à autre, Karl se retournait plusieurs fois vers la cour pour regarder ce que faisaient les autres enfants. Plusieurs fois il aurait aimé partager un moment à jouer avec eux, mais il avait rarement le courage de faire le premier pas, du moins, avant la fin de la récréation.</text:p>
      <text:p text:style-name="P7"/>
      <text:p text:style-name="P7">Au bout d'un moment, la maîtresse sortait et rappelait tous les enfants. Karl se demandait peu à peu <text:soft-page-break/>où était passé la liberté qu'il avait ressenti pendant ses premiers mois de maternelle.</text:p>
      <text:p text:style-name="P7"/>
      <text:p text:style-name="P3"><text:span text:style-name="T4">Ce sentiment grandit au fil de sa deuxième et troisième année. Chaque année, il se sentait dans une cage à peine plus grande que la précédente et s</text:span>urtout, cet endroit n'était pas sa maison.</text:p>
      <text:p text:style-name="P3"/>
      <text:p text:style-name="P3">Dans ses rêves, Karl avait céssé de se réveiller systématiquement dans sa chambre, ni même dans sa maison. Il se réveillait aléatoirement dans les endroits qu'il connaissait plus ou moins : l'école, la cour, le jardin d'enfants où Papa l'amenait parfois les week-ends.</text:p>
      <text:p text:style-name="P3"/>
      <text:p text:style-name="P7">Non seulement l'endroit dans lequel il arrivait n'était jamais le même, mais il pouvait passer brusquement d'un endroit à l'autre, parfois juste en franchissant une porte, parfois – et c'est cela qui l'effrayait le plus - en tournant simplement le regard.</text:p>
      <text:p text:style-name="P7"/>
      <text:p text:style-name="P7">Son esprit mélangeait les endroits qu'il connaissait pendant la journée et de même pour les personnes. Cela lui paraissait parfois étrange, parfois tout à fait normal.</text:p>
      <text:p text:style-name="P7"/>
      <text:p text:style-name="P2"><text:span text:style-name="T5">Il trouvait normal de s'appeler Rémi, d'avoir un </text:span>frère qui s'appele Vincent, tout comme le fait d'avoir systématiquement un à deux ans de plus dans ses rêves que dans la journée.</text:p>
      <text:p text:style-name="P2"/>
      <text:p text:style-name="P2">A l'inverse, il était parfois désespéré dans son école, où chaque porte qu'il ouvrait le faisait entrer dans une autre salle de classe, à l'identique.</text:p>
      <text:p text:style-name="P2"/>
      <text:p text:style-name="P2">Une fois, <text:s/>après avoir enchaîné une dizaine de ces portes, <text:s/>il ouvrit une porte sur le vide.</text:p>
      <text:p text:style-name="P2"/>
      <text:p text:style-name="P2">Il – ou du moins la caméra - lui sembla sortir de son corps et s'éloigner en le fixant : il était tout en haut d'un immense bâtiment, surplombant la ville. Les sensations de son corps étaient passées au deuxième plan, derrière les manettes de contrôle de sa caméra mentale. Sa vision tournait, se rapprochait, s'éloignait en gardant toujours en point de mire son corps resté en haut du bâtiment.</text:p>
      <text:p text:style-name="P2"/>
      <text:p text:style-name="P2">La caméra finit par s'immobiliser dans la cour de l'école, près de son arbre. Pendant un laps de temps infime, il redevint Karl, il se souvenait avoir déjà vécu cet instant. Il venait de prendre conscience de son rêve.</text:p>
      <text:p text:style-name="P2"/>
      <text:p text:style-name="P2">Blanc.</text:p>
      <text:p text:style-name="P2"/>
      <text:p text:style-name="P3">- Allez, debout mon chéri, il faut aller à l'école aujourd'hui.</text:p>
      <text:p text:style-name="P2"/>
      <text:p text:style-name="P2">Maman le réveillait. Une fois de plus, son rêve et tous ses souvenirs s'évanouirent en quelques instants.</text:p>
      <text:p text:style-name="P2"/>
      <text:p text:style-name="P2">Il arrivait à Karl d'être conscient de ses rêves quand il dormait, mais quand il se réveillait, il ne gardait qu'une sensation - le plus souvent désagréable : après un cauchemar, il se sentait mal à l'aise, <text:s/>après un rêve fantastique, il était frustré.</text:p>
      <text:h text:style-name="P29" text:outline-level="1" text:is-list-header="true"/>
      <text:h text:style-name="P24" text:outline-level="1">Voix intérieure</text:h>
      <text:p text:style-name="Standard"/>
      <text:p text:style-name="Standard"/>
      <text:p text:style-name="Standard">Ce matin, Maman avait l'air de bonne humeur, elle fit un grand sourire à Karl et lui fît un bisou sur le front :</text:p>
      <text:p text:style-name="Standard"/>
      <text:p text:style-name="P3">- Et bien, qu'est-ce qui t'arrives mon bébé ? Pourquoi tu es tout triste ?</text:p>
      <text:p text:style-name="P3"/>
      <text:p text:style-name="Standard"><text:span text:style-name="T6">Karl esquissa un sourire. En voyant Maman, il oublia sa frustration</text:span>.</text:p>
      <text:p text:style-name="P3"/>
      <text:p text:style-name="P3">- Ah, je préfère çà ! Allez viens prendre ton bibi sinon çà va être tout froid.</text:p>
      <text:p text:style-name="P3"/>
      <text:p text:style-name="Standard"><text:span text:style-name="T6">Karl se renfrogna, entortilla son doudou</text:span> autour de son pouce, sauta du lit et suivit Maman dans la cuisine, en suçotant son pouce. Karl ne suçait son pouce qu'à deux occasions : le soir pour s'endormir et le matin, jusqu'au moment de partir à l'école. </text:p>
      <text:p text:style-name="P3"/>
      <text:p text:style-name="P3">Papa était assis à la table avec Léo dans les bras et lui donnait le bibi. Maman sorti un autre bibi du micro-ondes et le posa sur la table.</text:p>
      <text:p text:style-name="P3"/>
      <text:p text:style-name="P3">- Salut fiston, tu as bien dormi ? s'enquit Papa en détournant à peine le regard de Léo.</text:p>
      <text:p text:style-name="P3"/>
      <text:p text:style-name="P3">Karl hésitait entre la joie de voir son Papa et la colère de susciter si peu d'enthousiame.</text:p>
      <text:p text:style-name="P3"/>
      <text:p text:style-name="P3">Il se hissa sur la chaise et resta là assis, le regard vide en direction du bibi et tétouilla son pouce tout en appuyant son doudou autour de son nez. Il fermait ses sens et rêvassait, comme souvent le matin. Il revivait quelques bribes de son rêve, mais la dure réalité les effaça aussitôt. <text:s/></text:p>
      <text:p text:style-name="P3"/>
      <text:p text:style-name="P3">- Karl, bois ton biberon ! Aujourd'hui il ne faut pas arriver en retard, la maîtresse m'a dit que vous allez apprendre une très jolie chanson,<text:span text:style-name="T4"> lança Maman en prenant le relais de Papa. </text:span></text:p>
      <text:p text:style-name="P7"/>
      <text:p text:style-name="P7">Karl regarda Maman, il paru surpris. Il obéït sans y songer et engloutit la moitié du biberon.</text:p>
      <text:p text:style-name="P7"/>
      <text:p text:style-name="Standard"><text:span text:style-name="T7">En se rendant dans la salle de bains, il repensa à ce qu'elle avait dit. <text:s/>Des chansons, il en avait entendu beaucoup mais il n'avait jamais compris les paroles et il n'avait pas vraiment essayé de mémoriser la mélodie</text:span>. <text:s/>Jusque là, il s'était contenté de fredonner des airs et des paroles qu'il inventait. Mais il n'osait <text:s/>pas chanter devant les autres : <text:span text:style-name="T6">« </text:span>Des paroles qui ne veulent rien dire, ce n'était pas suffisant pour eux, encore moins pour Papa et Maman.<text:span text:style-name="T7"> », se disait-il.</text:span></text:p>
      <text:p text:style-name="Standard"/>
      <text:p text:style-name="Standard">Ce jour là, Karl appris une chanson qui avait du sens. Il en comprit les mots, un peu moins l'histoire – s'il y en avait une :</text:p>
      <text:p text:style-name="Standard"/>
      <text:p text:style-name="P10">Il y avait des gros crocodiles et des orangs outants,</text:p>
      <text:p text:style-name="P10">Des affreux reptiles et des jolis moutons blancs,</text:p>
      <text:p text:style-name="P10">Il y avait des chats, des rats et des éléphants,</text:p>
      <text:p text:style-name="P10">Il ne manquait personne mis à part la licorne.</text:p>
      <text:p text:style-name="Standard"/>
      <text:p text:style-name="Standard">Toute la classe, passa plusieurs semaines tous les lundi matin, à apprendre la chanson, sa mélodie, ses paroles et bien sûr les mimes qui allaient avec.</text:p>
      <text:p text:style-name="Standard"/>
      <text:p text:style-name="Standard"><text:span text:style-name="T6">- </text:span>Cette chanson est un peu difficile pour eux, avait estimé la maîtresse.</text:p>
      <text:p text:style-name="Standard"><text:soft-page-break/></text:p>
      <text:p text:style-name="Standard">Mais cette année, ils voulaient faire un spectacle avec toute l'école, en regroupant les trois classes et il avait fallu choisir <text:s/>une chanson que tous les élèves pouvaient chanter.</text:p>
      <text:p text:style-name="Standard">Il y eût ensuite un mini-spectacle différent pour chaque classe.</text:p>
      <text:p text:style-name="Standard"/>
      <text:p text:style-name="Standard">Les plus grands avaient préparé un théatre de marionnettes et s'étaient répartis en groupes, pour inventer et interpéter plusieurs scènettes.</text:p>
      <text:p text:style-name="Standard"/>
      <text:p text:style-name="Standard">Les moyens avaient choisit de mettre en scène l'histoire du petit homme dont la maison est en carton (ses escaliers sont en papiers...) et avaient monté pour l'occasion les décors et les costumes en respectant les matériaux.</text:p>
      <text:p text:style-name="Standard"/>
      <text:p text:style-name="Standard">Les plus petits avaient choisi une autre chanson :</text:p>
      <text:p text:style-name="Standard"/>
      <text:p text:style-name="P10">Moi je me lève le matin, avec la musique</text:p>
      <text:p text:style-name="P10">Ecoutez, écoutez bien, comme c'est fantastique</text:p>
      <text:p text:style-name="P10"/>
      <text:p text:style-name="P10">Le savon fait "fit, fit, fit"</text:p>
      <text:p text:style-name="P10">Le robinet "gloup, gloup, gloup"</text:p>
      <text:p text:style-name="P10">La brosse à dent "tss, tss, tss"</text:p>
      <text:p text:style-name="P10">Et çà ne fait que commencer</text:p>
      <text:p text:style-name="Standard">...</text:p>
      <text:p text:style-name="Standard"/>
      <text:p text:style-name="Standard">Cette chanson devint vite la préférée de Karl, pour plusieurs raisons : il comprenait bien sûr les paroles et il aimait surtout faire du bruit avec sa bouche. Mais plus que cela, ce fût la première activité de groupe pour laquelle il se sentait vraiment faire partie de quelque chose.</text:p>
      <text:p text:style-name="Standard"/>
      <text:p text:style-name="Standard">La maîtresse y avait vu un bon moyen de faire aimer aux enfants le début de la journée, de leur faire prendre conscience des sons, des bruits qui les entourent et de les rapprocher avec d'autres mots. Cela fonctionna et même au delà de ses espérances.</text:p>
      <text:p text:style-name="Standard"/>
      <text:p text:style-name="Standard">Ce soir là, en quittant l'école, il reproduisit les sons qu'il entendait et inventait tout seul la suite de la chanson...</text:p>
      <text:p text:style-name="Standard"/>
      <text:p text:style-name="Standard">Les jours qui suivirent, les sons ne quittèrent plus son esprit. Une fontaine était née. Une fontaine intarissable. Un flot continu de bruits et de paroles que lui seul comprenait.</text:p>
      <text:p text:style-name="Standard"/>
      <text:p text:style-name="Standard">Au fil des mois, ses sens captaient de nouveaux sons, son inconscient lui projetait ses sentiments et sa conscience les traduisait en mots. Karl avait tissé un lien solide entre son esprit et le monde qui l'entoure.</text:p>
      <text:p text:style-name="Standard"/>
      <text:p text:style-name="Standard">A tel point qu'au bout de quelque mois, il lui devint difficile de couper ce lien. Le moteur avait démarré et rien ne pouvait plus l'arrêter : Je suis, donc... je pense.</text:p>
      <text:p text:style-name="Standard"/>
      <text:p text:style-name="Standard">Rien, mis à part le sommeil.</text:p>
      <text:p text:style-name="Standard"/>
      <text:p text:style-name="Standard">Mais plus que jamais, il ne parvenait difficilement à s'endormir. A tel point qu'il finissait par attendre ce moment avec impatience, pour ne plus penser<text:span text:style-name="T3">.</text:span></text:p>
      <text:p text:style-name="Standard"/>
      <text:p text:style-name="Standard">Noir.</text:p>
      <text:h text:style-name="P29" text:outline-level="1" text:is-list-header="true"/>
      <text:h text:style-name="P24" text:outline-level="1">Au bout du fil</text:h>
      <text:p text:style-name="P2"/>
      <text:p text:style-name="P2"/>
      <text:p text:style-name="P2"/>
      <text:p text:style-name="P2"/>
      <text:p text:style-name="P2">Assis au milieu de sa prairie recouverte de fleurs, Rémi attendait un événement.</text:p>
      <text:p text:style-name="P2"/>
      <text:p text:style-name="P2">Il savait qu'il viendrait, c'était "prévu", mais cette fois il n'avait plus peur. Il aperçu au loin une silhouette qui courait dans sa direction. La silhouette grandit a vu d'oeil et il la distinguait maintenant très clairement. C'était Vincent.</text:p>
      <text:p text:style-name="P2"/>
      <text:p text:style-name="P2">Les deux frères s'étreignirent, comme s'ils ne s'étaient pas revus depuis des années. Et c'était presque le cas, tant leurs rencontres étaient jusque là rares et de courte durée.</text:p>
      <text:p text:style-name="P2"/>
      <text:p text:style-name="P2">- Je t'ai enfin retrouvé Rémi ! Et cette fois on ne se quitte plus, hein ?</text:p>
      <text:p text:style-name="P2"/>
      <text:p text:style-name="P2">Rémi était rassuré de rencontrer quelqu'un qui partageait son monde. Il s'assirent tous les deux et restèrent un bon moment à contempler le paysage.</text:p>
      <text:p text:style-name="P2"/>
      <text:p text:style-name="P2">Rémi se nourissait du paysage avec tout ses sens : il balayait de sa main l'herbe tendre, admirait les couleurs chaudes et les formes infiniment variées des fleurs, sentait le vent tiède sur son visage, qui lui distillait les essences délicates. Au bout d'un moment, il entendit Vincent fredonner une petite chansonnette :</text:p>
      <text:p text:style-name="P2"/>
      <text:p text:style-name="P8">Les abeilles font "bzit bzit bzit"</text:p>
      <text:p text:style-name="P8">Les oiseaux font "piou piou piou"</text:p>
      <text:p text:style-name="P3">...</text:p>
      <text:p text:style-name="P3"/>
      <text:p text:style-name="P3">Sous ses yeux, le paysage tranquille se peupla peu à peu de petits animaux. Toute la prairie était maintenant animée par les piaillement des oiseaux qui voletaient çà et là, complétant la palette de multitudes de couleurs. Les abeilles teintaient elles aussi le paysage et bourdonnaient en parfaite harmonie avec le fredonnement de Vincent.</text:p>
      <text:p text:style-name="P3"/>
      <text:p text:style-name="P3">Rémi regardait Vincent, admiratif. Celui-ci ne semblait pas du tout surpris de tous ces changements, <text:s/>il s'interrompit un instant et dit simplement dans un sourire : "Un jour, peut être que toi aussi tu saura faire cela", avant de reprendre :</text:p>
      <text:p text:style-name="P3"/>
      <text:p text:style-name="P8">Le serpent fait "tss tss tss"</text:p>
      <text:p text:style-name="P5">...Et çà ne fait que commencer</text:p>
      <text:p text:style-name="P3"/>
      <text:p text:style-name="P3">Vincent égraina ces derniers mots lentement. Son visage se fît peu à peu plus sombre. Il tourna la tête vers Rémi et lui dit d'un ton solennel, presque froid :</text:p>
      <text:p text:style-name="P3"/>
      <text:p text:style-name="P3">- Tu as oublié qui tu étais et ce que tu faisais là... Je suis là pour te le rappeler, mais il y a des choses que tu dois apprendre par toi-même. Pardonne moi, mais c'est pour ton bien, pour notre bien à tous les deux..."</text:p>
      <text:p text:style-name="P3"/>
      <text:p text:style-name="P3">Le corps de Vincent se transforma alors en une silhouette fantomatique, puis s'évapora. Ces dernières paroles avaient inquiété Rémi et il ne se sentait plus vraiment à l'aise, assis seul au milieu de nulle part. Il sentit soudain autour de ses mains et de ses jambes des caresses froides et lisses qui <text:soft-page-break/>le firent sursauter. Rémi se releva d'un bond et resta pétrifié à la vue de ce qui l'entourait à présent. Il pensa : "Des serpents ! Vincent m'a abandonné au beau milieu d'un nid de serpents".</text:p>
      <text:p text:style-name="P3"/>
      <text:p text:style-name="P3">Rémi essaya aussitôt de fuir son cauchemar en serrant les paupières aussi fort qu'il le pouvait. Mais cette fois, cela ne fonctionnait pas ! Comment était-ce possible ? Son esprit souhaitait pourtant de tout son coeur s'extraire de ce mauvais rêve, mais il ne le pouvait pas. Vincent avait dit vrai, cela ne faisait que commencer... Mais pourquoi l'avait-il piégé ? Que devait t'il apprendre ? Il n'en savait rien. Il sentait cependant la moiteur des serpents lui envahir le bas du corps et pouvait de moins en moins bouger.</text:p>
      <text:p text:style-name="P3"/>
      <text:p text:style-name="P3">- Je dois trouver une solution et vite, se dit-il. Je dois combattre ces serpents, mais comment faire si je ne peux pas bouger ?"</text:p>
      <text:p text:style-name="P3"/>
      <text:p text:style-name="P3">Il revit tous les évènements de son rêve en accéléré, tout ce qui l'avait amené jusqu'à cette situation périeuse. Son flash-back s'arrêta net sur les paroles de Vincent : "Un jour, peut être que toi aussi tu saura faire cela..."</text:p>
      <text:p text:style-name="P3"/>
      <text:p text:style-name="P3">- Faire cela...Transformer mes rêves, je dois transformer mes rêves... en...chantant ?", songea t'il.</text:p>
      <text:h text:style-name="P29" text:outline-level="1" text:is-list-header="true"/>
      <text:h text:style-name="P24" text:outline-level="1">Tout se transforme</text:h>
      <text:p text:style-name="P3"/>
      <text:p text:style-name="P3"/>
      <text:p text:style-name="P3"/>
      <text:p text:style-name="P3"/>
      <text:p text:style-name="Standard"><text:span text:style-name="T6">- Flash Radio... Nous sommes le 23 septembre 2007, il est 7 h 00...Tout de suite les actualités avec Solange Guppy</text:span>"</text:p>
      <text:p text:style-name="Standard"/>
      <text:p text:style-name="Standard">Sophie Lacourt fût réveillée par les titres de la journée. Elle ouvrit les yeux, esquissa un sourire puis se leva doucement et marcha jusqu'à la chambre de Karl.</text:p>
      <text:p text:style-name="Standard"/>
      <text:p text:style-name="Standard">Réalisant que sa femme s'était levé en laissant une moitié de lit encore chaude, Fabien se roula de l'autre côte du lit et se blottit contre l'oreiller de Sophie. Sur la table de nuit, la voix neutre de la journaliste continuait de fredonner :</text:p>
      <text:p text:style-name="Standard"/>
      <text:p text:style-name="Standard">"International : Attentats à la bombe dans le centre d'Israël, 7 morts et une vingtaine de blessés..."</text:p>
      <text:p text:style-name="Standard"/>
      <text:p text:style-name="Standard">Sophie se pencha sur le lit et embrassa tendrement son fils encore endormi, sur le front. Comme souvent, son sommeil semblait avoir été agité et quelques traces de transpiration apparaissaient sur certains plis de son pyjama.</text:p>
      <text:p text:style-name="Standard"/>
      <text:p text:style-name="Standard">Elle parcouru Karl du regard. Il venait d'avoir 4 ans, elle réalisait que son bébé avait grandi :</text:p>
      <text:p text:style-name="Standard"/>
      <text:p text:style-name="Standard">"- Karl, debout mon chéri, tu sais quel jour on est aujourd'hui ?"</text:p>
      <text:p text:style-name="Standard"/>
      <text:p text:style-name="Standard">Karl le savait, maman et papa le lui avaient assez répété, désormais il était "grand", plus un bébé. Il se tourna sur le dos et regarda gravement sa mère en éludant la question.</text:p>
      <text:p text:style-name="Standard"/>
      <text:p text:style-name="Standard">"- Bon anniversaire mon fils, tu as quatre ans aujourd'hui tu sais ?"</text:p>
      <text:p text:style-name="Standard"/>
      <text:p text:style-name="Standard">Karl se retourna à nouveau vers sa mère et marmonna en pleurnichant :"- Non, j'ai pas quatre ans, tu es méchante ! Je t'aime plus ! Va t'en !". Sophie resta stupéfaite.</text:p>
      <text:p text:style-name="Standard"/>
      <text:p text:style-name="Standard">Au chaud dessous les draps, Fabien s'extirpait lentement de ses rêves, les mots frappaient son esprit avec plus de précision, la journaliste poursuivait :</text:p>
      <text:p text:style-name="Standard"/>
      <text:p text:style-name="Standard">"- France : La France Web Company annonce un plan social destiné à reclasser une partie de ses 1 200 employés à des postes sous-qualifiés, les syndicats appelent à la grève immédiate à durée indéterminée. "- Nous avons envisagé un plan d'évacuation, en cas d'occupation des locaux", a déclaré Michel Copper, responsable de la sécurité..."</text:p>
      <text:p text:style-name="Standard"/>
      <text:p text:style-name="Standard">Fabien balaya les draps violemment et s'assit au bord du lit en soupirant : "- C'est toujours le même schéma : ils choisissent un problème et au lieu de chercher des solutions, ils nous parlent de sécurité, comme s'il s'agissait de la solution miracle !".</text:p>
      <text:p text:style-name="Standard"/>
      <text:p text:style-name="Standard">Fabien occupait un poste de sécurité informatique dans une grande assurance et il s'agaçait souvent quand ses utilisateurs lui reprochaient des failles qu'ils avaient créés eux mêmes, en ignorant les règles les plus simples ou parfois même volontairement, par simple curiosité, avec des phrases du genre : "- Je suis tombé par hasard sur ce site bizarre..." ou encore "- Ce programme de rencontres s'est installé tout seul..."</text:p>
      <text:p text:style-name="Standard"><text:soft-page-break/></text:p>
      <text:p text:style-name="Standard">Il leva les yeux et entreprit de raconter son malheur à sa femme. Dans ces moments là, Fabien aimait prendre Sophie à témoin, pour se rassurer ou, comme ce matin, pour déverser sa rancoeur. </text:p>
      <text:p text:style-name="Standard"/>
      <text:p text:style-name="Standard">Il marcha d'un pas lourd dans le couloir et passant devant la chambre de Karl, il s'arrêta net. Il vit Sophie debout devant le petit lit, le regard humide. Karl la regardait durement, assis en tailleur et les bras croisés.</text:p>
      <text:p text:style-name="Standard"/>
      <text:p text:style-name="Standard">Fabien oublia d'un coup sa mauvaise humeur et s'avançà pour prendre Sophie dans ses bras.</text:p>
      <text:p text:style-name="Standard"/>
      <text:p text:style-name="Standard">"- Eh bien, qu'est-ce qui vous arrive tous les deux ? Karl, tu peux me dire pourquoi tu regarde ta mère comme çà ? Et pourquoi tu boudes d'abord ? Allez, lève toi et sois gentil avec Maman...Tiens fais lui un bisous."</text:p>
      <text:p text:style-name="Standard"/>
      <text:p text:style-name="Standard">Karl était assez courageux pour s'opposer à sa mère, mais pas assez téméraire pour contredire Papa. Il obéït. Ses lèvres effleurèrent la joue de sa mère et il fila dans la cuisine, accompagné de son doudou.</text:p>
      <text:p text:style-name="Standard"/>
      <text:p text:style-name="Standard">Fabien enlaça sa femme et lui caressa les cheveux. "- Ne t'en fais pas chérie, tu sais comment sont les enfants... Ils se créent parfois des problèmes pour pas grand chose.", rassura Fabien.</text:p>
      <text:p text:style-name="Standard"/>
      <text:p text:style-name="Standard">"- Je le sais mon chéri, mais j'ai parfois l'impression qu'il est au courant. Peut-être qu'on devrait le lui dire, tu ne crois pas ?"</text:p>
      <text:p text:style-name="Standard"/>
      <text:p text:style-name="Standard">"- Tu as sûrement raison, il est loin d'être stupide. Mais il est peut-être encore trop jeune pour savoir. Laissons lui un peu de temps."</text:p>
      <text:p text:style-name="Standard"/>
      <text:p text:style-name="Standard">Fabien fit un baiser sur le front de Sophie et se rendit dans la cuisine. Sophie, à nouveau sereine, alla chercher Léo dans la petite chambre.</text:p>
      <text:p text:style-name="Standard"/>
      <text:p text:style-name="Standard">Dans la cuisine, la radio avait pris le relais du réveil-matin. Le petit déjeuner était bien avancé quand elle égraina les derniers titres de la journée :</text:p>
      <text:p text:style-name="Standard"/>
      <text:p text:style-name="Standard">"- Toulouse : Interpélation violente de Rachid Fethi alias Roger Festal. Ce jeune homme de 25 ans a été finalement reconnu et démasqué hier soir, au cours d'un soirée organisée par le richissime Maximo Georgio. "- Cela faisait plusieurs semaines qu'il tournait autour de Max a essayer de grapiller un financement pour monter une boite...Mais moi j'avais remarqué qu'il avait pas une tête à s'appeler Roger. Et là, j'ai entendu le serveur l'appeler Rachid. Alors j'ai tout de suite appelé la police.", a déclaré Katia Berger, la jeune compagne de Monsieur Georgio..."</text:p>
      <text:p text:style-name="Standard"/>
      <text:p text:style-name="Standard">Fabien pris un air navré : "- A force de vouloir tout sécuriser, un jour on ne pourra plus rien faire dans ce pays", proféra t'il.</text:p>
      <text:p text:style-name="Standard"/>
      <text:p text:style-name="Standard">Sophie décida de reprendre ses hommes en main. Subitement inspirée, elle éteignit la radio, pris Fabien et Karl par la main, Léo dans sa poussette et tous les quatres partirent se promener dans le parc.</text:p>
      <text:p text:style-name="P12"/>
      <text:p text:style-name="P11">C'était un dimanche ensoleillé, avec une légère brise d'automne. Toute la famille avançait sur un petit chemin en castine au milieu du jardin d'enfants.</text:p>
      <text:p text:style-name="P11"/>
      <text:p text:style-name="P11">Le ciel bleu, l'herbe verte et les feuilles des arbres orangées rappelaient à Karl le rêve de la prairie qu'il faisait souvent. Comme dans son rêve, il aurait été incapable de retrouver sa maison depuis le <text:soft-page-break/>parc, mais cela ne l'inquiétait pas car dans pour l'instant il pourrait compter sur ses parents.</text:p>
      <text:p text:style-name="P11"/>
      <text:p text:style-name="P11">Comme souvent, il était resté quelques pas derrière Papa et Maman qui aujourd'hui faisaient découvrir le parc à Léo pour la première fois.</text:p>
      <text:p text:style-name="P11"/>
      <text:p text:style-name="P11">Il entendait les gloussements de ses parents : "- C'est joli le parc hein Léo ? Ca te plaît ? ..." et dire que ces phrases lui plaisaient il n'y a pas si longtemps, aujourd'hui elles l'exaspéraient.</text:p>
      <text:p text:style-name="P11"/>
      <text:p text:style-name="P11">Il ne savait pas pourquoi, mais depuis qu'il s'était réveillé, il avait une impression d'inachevé. Il ne se souvenait plus de son rêve mais il savait qu'il était sur le point d'y faire quelque chose d'important. Il avait eu peur, puis alors que tout semblait désespéré il avait trouvé une solution, quelque chose d'important, mais quoi ?</text:p>
      <text:p text:style-name="P11"/>
      <text:p text:style-name="P11">"- Karl arrête de rêvasser et accélère, on va finir par te perdre !"</text:p>
      <text:p text:style-name="P11"/>
      <text:p text:style-name="P11">Une fois de plus, sa mère avait interrompu se réflexion. Décidément aujourd'hui, il lui en voulait...</text:p>
      <text:p text:style-name="P11"/>
      <text:p text:style-name="P11">"- Kaaarl, écoute ta mère sinon on rentre et tu es puni...", renchérit Fabien calmement.</text:p>
      <text:p text:style-name="P11"/>
      <text:p text:style-name="P11">Karl poussa un soupir et hâta le pas, puis il poursuivit sa réflexion : La nuit il y a les rêves... le jour, <text:s/>la réalité... Lui préférait les rêves, car il savait qu'il pouvait y faire des choses impossibles dans la réalité. Il posa alors ses yeux sur un bouleau dont les feuilles étaient rouges orangées et certaines commençaient à tomber.</text:p>
      <text:p text:style-name="P11"/>
      <text:p text:style-name="P11">Cela le frappa pour la première fois : dans ses rêves, cela n'arrivait pas. Il demanda :</text:p>
      <text:p text:style-name="P11"/>
      <text:p text:style-name="P11">"- Dis Papa, pourquoi les arbres ils perdent leur feuilles ?"</text:p>
      <text:p text:style-name="P11"/>
      <text:p text:style-name="P11">Fabien adorait quand son fils lui posaient des questions, il mettait un point d'honneur à expliquer à ses enfants tout ce qu'il pouvaient – ou ne pouvaient pas – comprendre.</text:p>
      <text:p text:style-name="P11"/>
      <text:p text:style-name="P11">Il se retourna et se mit à marcher à côté de Karl et commença alors un discours qu'il voulait simple pour expliquer les saisons : l'été, l'automne, puis l'hiver et le printemps. Au bout que quelques minutes, en voyant les yeux interrogateurs de son fils, il comprit qu'il avait - encore - voulu aller trop vite, il réfléchi un moment, s'éclairci la voix puis conclut : "C'est la nature, tout se tranforme, c'est comme ça on n'y peut rien.".</text:p>
      <text:p text:style-name="P11"/>
      <text:p text:style-name="P11">A ce mot, Karl s'arrêta net : "Transformer". Il l'avait déjà entendu au cours d'un spectacle de magie : le magicien avait transformé un journal en bouquet de fleurs. Rien d'étonnant à ce que ce mot évoque en lui un pouvoir mystique.</text:p>
      <text:p text:style-name="P11"/>
      <text:p text:style-name="P11">La nature... tout se transforme, c'est beau.</text:p>
      <text:p text:style-name="P11"/>
      <text:p text:style-name="P11">Mais alors qu'il admirait l'arbre de haut en bas, quelque chose attira son regard au pied de l'arbre, une petite boule d'une couleur jaune et bleue. Curieux, il lâcha la main de son père et se rapprocha du pied de l'arbre.</text:p>
      <text:p text:style-name="P11"/>
      <text:p text:style-name="P11">Fabien le laissa filer en l'observant et pourvuisit sa discussion avec Sophie :</text:p>
      <text:p text:style-name="P11"/>
      <text:p text:style-name="P11">"- Tu t'entêtes à lui apprendre des choses trop compliquées !", lui reprocha t'elle</text:p>
      <text:p text:style-name="P11">"- Ce n'est pas grave s'il ne comprend pas tout, mais ce n'est pas une raison pour ne rien lui expliquer", répliqua Fabien</text:p>
      <text:p text:style-name="P11"><text:soft-page-break/></text:p>
      <text:p text:style-name="P11">Alors que ses parents débattaient pour la ènième fois sur l'apprentissage de la vie, Karl s'était arrêté et accroupi au pied de l'arbre.</text:p>
      <text:p text:style-name="P11"/>
      <text:p text:style-name="P11">En silence, une larme était montée au bord des yeux du petit garçon. Il tenait dans ses mains un petit oisillon mort.</text:p>
      <text:p text:style-name="P11"/>
      <text:p text:style-name="P11">Pendant quelques minutes il avait pensé qu'il dormait et avait essayé de le titiller pour qu'il bouge, puis il l'avait caressé en admirant sans plumage bleu sur le dos, jaune sur le ventre et noir autour des yeux. Il était encore chaud et paraissait dormir.</text:p>
      <text:p text:style-name="P11"/>
      <text:p text:style-name="P11">Puis en voyant à nouveau les feuilles mortes au pied de l'arbre, il avait comprit.</text:p>
      <text:p text:style-name="P11"/>
      <text:p text:style-name="P11">La discussion tournait en rond et Sophie se tourna à nouveau vers Karl :</text:p>
      <text:p text:style-name="P11"/>
      <text:p text:style-name="P11">"- Karl, qu'est ce que tu fais ? ... C'est quoi çà ? ...", Sophie essayait de voir derrière son fils.</text:p>
      <text:p text:style-name="P11">"- Ahh, mais lâche çà tout de suite c'est sale ! Viens on va se laver les mains ! ... Fabien ! Tu veux bien t'occuper de Léo, on revient." </text:p>
      <text:p text:style-name="P11"/>
      <text:p text:style-name="P11">Sophie entraînait son fils par le poignet jusqu'aux toilettes publiques. Là, alors qu'elle lui forttait les mains avec du savon, Karl regardait fixement le miroir, il repensait à ce qu'avait dit son père :</text:p>
      <text:p text:style-name="P11"/>
      <text:p text:style-name="P11">"- La nature se transforme, c'est comme çà on n'y peut rien", voilà une autre différence entre les rêves et la réalité.</text:p>
      <text:p text:style-name="P11"/>
      <text:p text:style-name="P11">Sophie lui sécha les mains, et alors qu'elle l'emmenait vers les jeux de plein air près du banc où s'étaient installés Fabien et Léo, Karl pensait :</text:p>
      <text:p text:style-name="P11"/>
      <text:p text:style-name="P11">"- Dans la réalité, les arbres perdent leurs feuilles et les oiseaux meurent. Dans les rêves je sais que je peux tout transformer, je DOIS savoir tout transformer et il n'y aura pas d'oisillon mort, plus jamais."</text:p>
      <text:p text:style-name="P11"/>
      <text:p text:style-name="P11">En se faisant cette promesse, Karl avait retrouvé sa bonne humeur et se mit à courir jusqu'aux jeux de plein air et grimpa au toboggan.</text:p>
      <text:p text:style-name="P11"/>
      <text:p text:style-name="P11">"- Tu vois, il suffit qu'il voit un manège et ça va tout de suite mieux. Tu t'inquiètes trop, ce n'est qu'un gamin !", dit Fabien à sa femme.</text:p>
      <text:h text:style-name="P32" text:outline-level="1">Abracadabra</text:h>
      <text:p text:style-name="P15"/>
      <text:p text:style-name="P16">Les nuits suivantes, Karl revivait le même rêve : il incarnait toujours Rémi, dans sa prairie, attendant Vincent. Vincent arrivait, ils chantaient et Vincent s'évaporait pour laisser place à une situation inextricable d'où Rémi ne pouvait s'enfuir, même en fermant les yeux.</text:p>
      <text:p text:style-name="P16">Plusieurs fois il s'était réveillé en pleine nuit, en pleurs et en sueur appelant ses parents. Sophie et Fabien ne s'inquiétaient pas outre mesure, car le pédiatre leur avait dit qu'il s'agissait certainement de la pousse des dents, rien de plus banal.</text:p>
      <text:p text:style-name="P16">Mais Karl de son côté savait : il ferait toujours le même cauchemar, tant qu'il n'aurait pas appris à transformer ses rêves.</text:p>
      <text:p text:style-name="P16">Le rêve n'était cependant pas toujours le même. Vincent utilisait différentes chansons et prenait un malin plaisir à matérialiser les vers les plus effrayants :</text:p>
      <text:p text:style-name="P17"/>
      <text:p text:style-name="P17">Y'avait des gros crocodiles...</text:p>
      <text:p text:style-name="P17">... des affreux reptiles</text:p>
      <text:p text:style-name="P14"/>
      <text:p text:style-name="P4">Ou encore :</text:p>
      <text:p text:style-name="P8"/>
      <text:p text:style-name="P8">Les abeilles font "bzit bzit bzit"</text:p>
      <text:p text:style-name="P9">Le serpent fait "tss tss tss"</text:p>
      <text:p text:style-name="P17"/>
      <text:p text:style-name="P16">Peu à peu, Rémi avait appris à surmonter sa peur. Il n'en voulait pas à Vincent, il savait que tout cela n'était qu'un entraînement, et qu'il devait apprendre.</text:p>
      <text:p text:style-name="P16">Vincent était tantôt plus jeune tantôt plus agé que Rémi, mais une chose était constante : Vincent semblait toujours avoir un train d'avance sur Rémi. Vincent ne faisait pas subir cela à Rémi par plaisir, il faisait cela comme il l'avait dit "pour son bien", "pour leur bien à tous les deux".</text:p>
      <text:p text:style-name="P16">La terreur passée, le rêve prenait des allures de duel : Vincent invoquait un serpent, Rémi répliquait par "<text:span text:style-name="T9">des jolis moutons blancs</text:span>", Vincent invoquait des abeilles, Rémi répondait par des <text:span text:style-name="T8">oiseaux qui font "piou piou piou".</text:span></text:p>
      <text:p text:style-name="P18">Tout cela n'aurait pas eu beaucoup de sens dans la réalité, et la chanson au final n'avait plus rien à voir avec l'originale, mais ce qui comptait n'était pas tant la rîme ou la beauté de la chanson que la conviction et le fait de visualiser ce que l'on souhaitait modifier.</text:p>
      <text:p text:style-name="P18">Peu à peu, Rémi apprenait à faire apparaître différents objets dans son rêve.</text:p>
      <text:p text:style-name="P18">L'entraînement dura plusieurs mois, pendant lesquels Rémi appris à matérialiser des chats, des rats et autres éléphants, mais aussi des arbres, des fleurs, et toutes sortes d'éléments du décor.</text:p>
      <text:p text:style-name="P18">De son côté, Karl appris toutes sortes de chansons, d'abord car c'était au programme de des petites classes, ensuite car il adorait chanter, mais surtout car il pensait que ces chansons seraient des armes précieuses pour Rémi, des armes pour transformer les rêves.</text:p>
      <text:p text:style-name="P17"/>
      <text:p text:style-name="P18">Si Karl avait su écrire, il aurait pu consigner deux formules magiques sur les rêves :</text:p>
      <text:list xml:id="list1946522986" text:style-name="L2">
        <text:list-item>
          <text:p text:style-name="P21">Se réveiller : Fermer les yeux très fort</text:p>
        </text:list-item>
        <text:list-item>
          <text:p text:style-name="P21">Transformer un objet : Fixer un objet et chanter ou imaginer un autre objet</text:p>
        </text:list-item>
      </text:list>
      <text:h text:style-name="P33" text:outline-level="1">De drôles de tests</text:h>
      <text:p text:style-name="P19"/>
      <text:p text:style-name="P19">"- Mais je ne comprends pas, Karl est un enfant normal, non ?"</text:p>
      <text:p text:style-name="P19">Sophie regardait la maîtresse avec inquiétude, elle venait d'apprendre une nouvelle qui semblait la terrifier.</text:p>
      <text:p text:style-name="P19">"- Ecoutez Mme Lacourt...", la maîtresse jeta un coup d'oeil sur Karl assis tout seul au fond de la classe, puis repris en baissant la voix :</text:p>
      <text:p text:style-name="P19">"- Karl est un enfant tout à fait normal, seulement il n'arrive pas à s'intégrer à la classe. Bien sûr, lorsqu'on fait des activités en groupe, comme le chant il s'intéresse, mais en dehors, il passe beaucoup de temps isolé et il n'a pas beaucoup d'amis.", fît-elle avec une moue désolée, puis voyant le regard triste de Sophie elle nuança :</text:p>
      <text:p text:style-name="P19">"- Par ailleurs votre fils est en avance sur la plupart des activités de la classe et il pose des questions qui ne sont pas habituelles, tenez l'autre jour par exemple, il m'a demandé si on pouvait apprendre à <text:s/>écrire une chanson ! Bien sûr ils sont trop jeunes pour écrire, mais il a insisté alors je lui ai donné des mots et je l'ai mis dans un coin pour qu'il invente une chanson, mais vous comprenez que je ne peux pas m'occuper de tous les enfants individuellement..."</text:p>
      <text:p text:style-name="P19">"- Mais cela ne risque pas de le perturber si..."</text:p>
      <text:p text:style-name="P19">"- Vous savez, de nos jours, sauter une classe en maternelle est quelque chose de courant, en plus nous sommes en fin d'année et Karl va avoir cinq ans dans quelques mois... De toute façon, nous devons organiser des rencontres avec le pédopsychiatre pour déterminer si Karl est assez mature pour passer en cours préparatoire. Il va passer quelques tests simples et s'il est apte, il pourra aller en CP l'an prochain et apprendre à lire et à écrire."</text:p>
      <text:p text:style-name="P19">La maîtresse donna à Sophie la carte de visite du pédopsychiatre de l'école, puis rassura encore la jeune maman.</text:p>
      <text:p text:style-name="P19">Karl assis au fond de la classe, faisait semblant de dessiner, mais savait qu'il se passait quelque chose d'important. La maîtresse avait parlé d'un médecin, et que Karl avait peut-être un problème, mais ce qu'il retenait était qu'il allait passer des tests et cela l'effrayait.</text:p>
      <text:p text:style-name="P19">Nuit.</text:p>
      <text:p text:style-name="P19">Perdus au milieu de la prairie en fleurs, Vincent qui faisait cette fois 2 têtes de plus, marchait d'un pas rapide devant Rémi qui avait du mal à suivre. Rémi ressentait une chaleur étouffante, il était à moitié ébloui par le soleil, la sueur perlait sur son front et embuait sa vue, il passa sa main sur son front et tenta de cacher le soleil.</text:p>
      <text:p text:style-name="P19">"- On ne chante pas aujourd'hui ?", demande Rémi en haletant.</text:p>
      <text:p text:style-name="P19">Sans s'arrêter de marcher, Vincent jeta un oeil vers son frère avec un petite sourire en coin.</text:p>
      <text:p text:style-name="P19">"- Tu es trop grand pour ça Rémi. Aujourd'hui c'est du sérieux, je veux voir ce que tu as dans le ventre."</text:p>
      <text:p text:style-name="P19">Tout en marchant Rémi baissa son regard et vit que lui et son frère marchaient pieds nus, Rémi fredonna à voix basse "Y'avait des jolis chaussures...", en quelques secondes ses chaussures préférées – des Kickers bleues avec les pastilles rouges et vertes – se matérialisèrent autour de ses pieds. Rémi esquissa un sourire satisfait, il se dit qu'au moins s'il devait marcher il n'aurait pas mal aux pieds, il accéléra un peu pour rattraper Vincent qui entre temps avait gagné quelques mètres d'avance.</text:p>
      <text:p text:style-name="P19">Au bout de ce qui lui sembla plusieurs heures de marche en silence, Vincent s'arrêta net et se retourna. Rémi qui regardait toujours ses pieds fut surpris et faillit le heurter. Il releva la tête et <text:soft-page-break/>remis sa main sur le front pour se protéger du soleil qui brillait au loin derrière Vincent. En contre-jour, Vincent n'était plus qu'une ombre qui se découpait dans le ciel, la grande prairie s'arrêtait net derrière lui et faisait place à ce que Karl décrirait plus tard comme une sorte de grand canyon qui s'étendait jusqu'à l'horizon, avec des montagnes lointaines, des falaises à pic – comme celle sur laquelle ils se trouvaient – et d'autres en pente douce, de longs couloirs plus ou moins escarpés dans tous les tons de marrons possibles, qui contrastaient avec le vert de la prairie et les couleurs des fleurs qu'ils venaient de traverser. La falaise se découpait nettement et Rémi ne pouvait pas en deviner la profondeur.</text:p>
      <text:p text:style-name="P19">"- Aujourd'hui tu va apprendre à voler, dit Vincent. J'aurais voulu y aller plus en douceur, mais on n'a plus trop le choix.</text:p>
      <text:p text:style-name="P19">Rémi fit un petit pas hésitant et tendit son cou le plus loin possible pour tenter d'apercevoir le fond du ravin, mais il ne vit qu'un gouffre qui lui sembla sans fond. Le vertige glaça Rémi sur place. La chaleur fit place à un frisson intense qui lui partit du bas du dos et remonta jusqu'à son cou. Une brise passa sur son visage et sècha les gouttes qui coulaient sur ses joues et son nez abaissant sa température d'un coup. Il recula d'un pas et fit nerveusement "non" de la tête.</text:p>
      <text:p text:style-name="P19">Vincent lui aggripa le bras et se colla contre son front pour lui murmurer :</text:p>
      <text:p text:style-name="P19">"- Ecoute froussard, on n'a pas trop le temps là tu vois. Si on reste dans cette prairie... on aura des problèmes tu comprends ? Maintenant c'est à toi de décider. Soit tu viens avec moi et ensemble on pourra faire tout ce qu'on veut, soit tu restes là tout seul, mais compte pas sur moi pour te chanter des chansons toute ta vie."</text:p>
      <text:p text:style-name="P19">Même si le ton était teinté de menace, la proximité de son grand frère et sa voix basse apaisa Rémi, il recula un peu la tête pour regarder Vincent dans les yeux, il se dit qu'il n'avait jamais rencontré quelqu'un qui s'occuperait aussi bien de lui, surtout dans ce monde où il était la seule personne qu'il ait rencontré. Vincent se retourna face au gouffre et parla distinctement :</text:p>
      <text:p text:style-name="P19">"- Ce monde est bien plus grand que ce que tu peux imaginer", dit-il avec son petit sourire en coin. Je pourrai t'apprendre plein de jeux, mais pour ça il faut qu'on bouge, ici on est limité. Alors qu'est-ce que tu décides ?"</text:p>
      <text:p text:style-name="P19">Rémi ne voulait pas que son grand frère parte, mais il ne voulait pas non plus sauter dans ce gouffre, et si jamais il n'arrivait pas à voler ? En guise de réponse il ferma les yeux très fort pour se réveiller.</text:p>
      <text:p text:style-name="P19">Mais comme à chaque fois lorsque Vincent était là, cela ne marcha pas, il rouvrit les yeux et le froid lui glaça le sang avec encore plus de vigueur. S'il n'arrivait pas à voler et s'il ne pouvait pas se réveiller, alors... Rémi changea de sujet.</text:p>
      <text:p text:style-name="P19">"- Et la maison ?</text:p>
      <text:p text:style-name="P19">- On y retournera, promis. Et puis quand tu sauras voler tu pourras aller où tu veux.", fit Vincent d'un air amusé.</text:p>
      <text:p text:style-name="P19">Rémi regarda longuement Vincent dans les yeux, comme pour lire dans ses pensées. Vincent avait quitté son sourire en coin et lui rendait son regard sans mot dire. C'est Rémi qui parla en premier.</text:p>
      <text:p text:style-name="P19">"- Comment on fait ... pour voler ?"</text:p>
      <text:p text:style-name="P19">Vincent décoiffa Rémi avec la main et repris son petit sourire en coin</text:p>
      <text:p text:style-name="P19">"- Tu vas voir c'est facile : Il te suffit d'étendre les bras comme un oiseau et de sauter dans le vide. Attention c'est là que ça se complique, quand tu seras dans le vide, il faut penser à quelque chose de léger et ne pas regarder en bas, tu peux aussi faire quelques mouvements avec tes jambes et tes bras pour te diriger, mais pas trop, sinon tu tomberas.</text:p>
      <text:p text:style-name="P19">- Et si jamais j'y arrive pas, si je tombe ?</text:p>
      <text:p text:style-name="P19">- T'en fais pas je suis là.</text:p>
      <text:p text:style-name="P19"><text:soft-page-break/>Vincent s'était écarté de quelques pas pour laisser passer son petit frère, il tendit sa main dans le dos de Rémi pour l'accompagner à se rapprocher du bord.</text:p>
      <text:p text:style-name="P19">"- Et n'oublie pas, pense "léger" et ne regarde pas en bas. On se retrouvera de l'autre côté, petit frère.</text:p>
      <text:p text:style-name="P19">Rémi regarda une dernière fois Vincent puis tourna la tête droit devant lui, il prit une profonde inspiration et plongea dans le vide.</text:p>
      <text:p text:style-name="P19">Jour.</text:p>
      <text:p text:style-name="P19">Quelques jours plus tard, Sophie déposa Karl chez le pédopsychiatre pour la journée. Pour Karl ce n'était finalement qu'une gentille maîtresse d'un jour avec qui il joua à des jeux certes un peu bizarres mais qu'il aimait bien, d'une part parce qu'ils étaient nouveaux et aussi parce qu'il avait sa maîtresse d'un jour pour lui tout seul.</text:p>
      <text:p text:style-name="P19">Alors qu'ils avaient joué toute la journée et que Karl se disait que c'était bien plus amusant que l'école, il remarqua à peine que sa mère était déjà de retour. La dame se leva pour recevoir Sophie dans son bureau, tandis que Karl resta jouer avec une balle en mousse d'un jaune éclatant, qu'il prenait un plaisir intense à faire rebondir contre les murs blancs de la grande salle de jeux, chaque fois un peu plus haut.</text:p>
      <text:p text:style-name="P23"/>
      <text:h text:style-name="P24" text:outline-level="1">Le Pays des rêves</text:h>
      <text:p text:style-name="Text_20_body"/>
      <text:p text:style-name="Text_20_body">La deuxième année de maternelle se termina comme prévu par le spectacle de chant et de danse. Pendant les derniers mois, la maîtresse avait créé avec les enfants une mise en scène avec des décors champêtres et réquisitionné les parents pour confectionner les costumes.</text:p>
      <text:p text:style-name="Text_20_body">Karl lui interprêtait un arbre, soigneusement rangé dans le coin droit de la scène. Il était chargé d'annoncer les entrées des nouveaux personnages, ce qu'il faisait avec fierté, mais à part cela, son rôle dans le spectacle se limita à reprendre avec tous les élèves les refrains des chansons, tandis qu'allaient et venaient sur scène les personnages principaux qui marchaient, couraient, dansaient, jouaient la comédie et chantaient en solo.</text:p>
      <text:p text:style-name="Text_20_body">Karl aurait bien aimé chanter une chanson en solo, être la star du spectacle pendant 5 minutes, plutôt que d'être un élément fixe du décor pendant près d'une heure, mais sa rêverie permanente pendant la classe lui avait fait manquer les inscriptions pour les différents rôles. Il n'était resté que le rôle de l'arbre, des fleurs et des buissons. Les buissons étant promis aux enfants les moins sages, la maîtresse décida de lui donner le rôle de l'arbre, un rôle qui finalement n'était pas si éloigné de son état d'esprit en classe.</text:p>
      <text:p text:style-name="Text_20_body">Assis dans la salle Sophie regardait son bébé grandir avec fierté et des larmes aux yeux, pendant que Fabien pestait en silence après la maîtresse, l'école et la société en général, qui avaient donné à son fils un rôle ingrat. Comme a son habitude, il s'énerva tout seul pendant dix bonnes minutes, jusqu'à ce que sa femme lui pris la main tendrement. En voyant sa tendre femme si émue, il oublia tout le reste et se dit qu'il était certainement l'homme le plus heureux du monde. Il s'enfonça dans son fauteuil et regarda Karl pendant tout le spectacle.</text:p>
      <text:p text:style-name="Text_20_body">De son côté Karl finit par trouver le temps long, il eut finalement ses 5 minutes de gloire lorsqu'au cours d'un dialogue peu inspiré entre un crocodile et une abeille il se mît à baîller un peu bruyamment, le public fût pris d'un rire compréhensif, ce qui ne fût pas le cas de la maîtresse dont le regard courroucé fît instantanément disparaître le sourire de Karl qu'il avait eu en constatant son potentiel comique. Il se remis droit comme un "i" et le regard au loin ce qui créa un deuxième petite vague de rire malgré lui, à laquelle même la maîtresse ne pût s'empêcher de participer.</text:p>
      <text:p text:style-name="Text_20_body"/>
      <text:p text:style-name="Text_20_body"/>
      <text:p text:style-name="Text_20_body">TODO Jour été : Apprend à nager tout seul</text:p>
      <text:p text:style-name="Text_20_body">TODO Nuit été : Apprend à voler après plusieurs essais infructue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zxx" fo:country="none"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zxx" fo:country="none" style:font-name-asian="Arial Unicode MS"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text-align="justify" style:justify-single-word="false" style:page-number="auto"/>
      <style:text-properties fo:color="#000000" fo:font-size="12pt" fo:font-style="normal" fo:background-color="transparent" style:font-size-asian="32pt" style:font-style-asian="normal" style:font-size-complex="32pt" style:font-style-complex="normal"/>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5.001cm" fo:margin-bottom="5.001cm" fo:text-align="center" style:justify-single-word="false" fo:keep-with-next="always"/>
      <style:text-properties style:font-name="Times New Roman1" fo:font-size="40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0cm" fo:margin-bottom="0cm" fo:text-align="start" style:justify-single-word="false"/>
      <style:text-properties fo:font-size="20pt" fo:font-weight="normal"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4.999cm" style:type="center"/>
          <style:tab-stop style:position="9.999cm" style:type="right"/>
        </style:tab-stops>
      </style:paragraph-properties>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text:outline-style style:name="Outline">
      <text:outline-level-style text:level="1" style:num-suffix="." style:num-format="1">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Rêve</dc:title>
    <dc:subject>Roman science fiction, dramatique</dc:subject>
    <meta:creation-date>2005-05-07T01:29:18</meta:creation-date>
    <dc:date>2013-08-29T11:31:13</dc:date>
    <meta:print-date>2005-05-10T18:32:55</meta:print-date>
    <meta:editing-cycles>177</meta:editing-cycles>
    <meta:editing-duration>P1DT5H58M45S</meta:editing-duration>
    <dc:creator>Mathieu </dc:creator>
    <meta:document-statistic meta:table-count="0" meta:image-count="0" meta:object-count="0" meta:page-count="27" meta:paragraph-count="343" meta:word-count="10586" meta:character-count="60115" meta:non-whitespace-character-count="49853"/>
    <meta:user-defined meta:name="Info 1"/>
    <meta:user-defined meta:name="Info 2"/>
    <meta:user-defined meta:name="Info 3"/>
    <meta:user-defined meta:name="Info 4"/>
  </office:meta>
</office:document-meta>
</file>